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b8e00" draw:opacity="50%" loext:decorative="false"/>
    </style:style>
    <style:style style:name="gr2" style:family="graphic" style:parent-style-name="standard">
      <style:graphic-properties draw:stroke="none" draw:fill="solid" draw:fill-color="#aea200" draw:opacity="50%" loext:decorative="false"/>
    </style:style>
    <style:style style:name="gr3" style:family="graphic" style:parent-style-name="standard">
      <style:graphic-properties draw:stroke="none" draw:fill="solid" draw:fill-color="#00c1a7" draw:opacity="50%" loext:decorative="false"/>
    </style:style>
    <style:style style:name="gr4" style:family="graphic" style:parent-style-name="standard">
      <style:graphic-properties draw:stroke="none" draw:fill="solid" draw:fill-color="#00bd5c" draw:opacity="50%" loext:decorative="false"/>
    </style:style>
    <style:style style:name="gr5" style:family="graphic" style:parent-style-name="standard">
      <style:graphic-properties draw:stroke="none" draw:fill="solid" draw:fill-color="#00a6ff" draw:opacity="50%" loext:decorative="false"/>
    </style:style>
    <style:style style:name="gr6" style:family="graphic" style:parent-style-name="standard">
      <style:graphic-properties draw:stroke="none" draw:fill="solid" draw:fill-color="#00bade" draw:opacity="50%" loext:decorative="false"/>
    </style:style>
    <style:style style:name="gr7" style:family="graphic" style:parent-style-name="standard">
      <style:graphic-properties draw:stroke="none" draw:fill="solid" draw:fill-color="#db8e00" loext:decorative="false"/>
    </style:style>
    <style:style style:name="gr8" style:family="graphic" style:parent-style-name="standard">
      <style:graphic-properties draw:stroke="none" draw:fill="solid" draw:fill-color="#aea200" loext:decorative="false"/>
    </style:style>
    <style:style style:name="gr9" style:family="graphic" style:parent-style-name="standard">
      <style:graphic-properties draw:stroke="none" draw:fill="solid" draw:fill-color="#00bd5c" loext:decorative="false"/>
    </style:style>
    <style:style style:name="gr10" style:family="graphic" style:parent-style-name="standard">
      <style:graphic-properties draw:stroke="none" draw:fill="solid" draw:fill-color="#00c1a7" loext:decorative="false"/>
    </style:style>
    <style:style style:name="gr11" style:family="graphic" style:parent-style-name="standard">
      <style:graphic-properties draw:stroke="none" draw:fill="solid" draw:fill-color="#00bade" loext:decorative="false"/>
    </style:style>
    <style:style style:name="gr12" style:family="graphic" style:parent-style-name="standard">
      <style:graphic-properties draw:stroke="none" draw:fill="solid" draw:fill-color="#b385ff" loext:decorative="false"/>
    </style:style>
    <style:style style:name="gr13" style:family="graphic" style:parent-style-name="standard">
      <style:graphic-properties draw:stroke="none" draw:fill="solid" draw:fill-color="#ef67eb" loext:decorative="false"/>
    </style:style>
    <style:style style:name="gr14" style:family="graphic" style:parent-style-name="standard">
      <style:graphic-properties draw:stroke="none" draw:fill="solid" draw:fill-color="#ff63b6" loext:decorative="false"/>
    </style:style>
    <style:style style:name="gr15" style:family="graphic" style:parent-style-name="standard">
      <style:graphic-properties draw:stroke="none" draw:fill="solid" draw:fill-color="#f8766d" draw:opacity="50%" loext:decorative="false"/>
    </style:style>
    <style:style style:name="gr16" style:family="graphic" style:parent-style-name="standard">
      <style:graphic-properties draw:stroke="none" draw:fill="solid" draw:fill-color="#f8766d" loext:decorative="false"/>
    </style:style>
    <style:style style:name="gr17" style:family="graphic" style:parent-style-name="standard">
      <style:graphic-properties draw:stroke="none" draw:fill="solid" draw:fill-color="#64b200" draw:opacity="50%" loext:decorative="false"/>
    </style:style>
    <style:style style:name="gr18" style:family="graphic" style:parent-style-name="standard">
      <style:graphic-properties draw:stroke="none" draw:fill="solid" draw:fill-color="#64b200" loext:decorative="false"/>
    </style:style>
    <style:style style:name="gr19" style:family="graphic" style:parent-style-name="standard">
      <style:graphic-properties draw:stroke="none" draw:fill="solid" draw:fill-color="#00a6ff" loext:decorative="false"/>
    </style:style>
    <style:style style:name="gr20"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loext:decorative="false"/>
      <style:paragraph-properties style:writing-mode="lr-tb"/>
    </style:style>
    <style:style style:name="gr22" style:family="graphic" style:parent-style-name="standard">
      <style:graphic-properties draw:stroke="none" draw:fill="solid" draw:fill-color="#aea200" draw:opacity="50%" draw:textarea-horizontal-align="center" draw:textarea-vertical-align="middle" loext:decorative="false"/>
    </style:style>
    <style:style style:name="P1" style:family="paragraph">
      <loext:graphic-properties draw:fill="solid" draw:fill-color="#db8e00" draw:opacity="50%"/>
    </style:style>
    <style:style style:name="P2" style:family="paragraph">
      <loext:graphic-properties draw:fill="solid" draw:fill-color="#aea200" draw:opacity="50%"/>
    </style:style>
    <style:style style:name="P3" style:family="paragraph">
      <loext:graphic-properties draw:fill="solid" draw:fill-color="#00c1a7" draw:opacity="50%"/>
    </style:style>
    <style:style style:name="P4" style:family="paragraph">
      <loext:graphic-properties draw:fill="solid" draw:fill-color="#00bd5c" draw:opacity="50%"/>
    </style:style>
    <style:style style:name="P5" style:family="paragraph">
      <loext:graphic-properties draw:fill="solid" draw:fill-color="#00a6ff" draw:opacity="50%"/>
    </style:style>
    <style:style style:name="P6" style:family="paragraph">
      <loext:graphic-properties draw:fill="solid" draw:fill-color="#00bade" draw:opacity="50%"/>
    </style:style>
    <style:style style:name="P7" style:family="paragraph">
      <loext:graphic-properties draw:fill="solid" draw:fill-color="#db8e00"/>
    </style:style>
    <style:style style:name="P8" style:family="paragraph">
      <loext:graphic-properties draw:fill="solid" draw:fill-color="#aea200"/>
    </style:style>
    <style:style style:name="P9" style:family="paragraph">
      <loext:graphic-properties draw:fill="solid" draw:fill-color="#00bd5c"/>
    </style:style>
    <style:style style:name="P10" style:family="paragraph">
      <loext:graphic-properties draw:fill="solid" draw:fill-color="#00c1a7"/>
    </style:style>
    <style:style style:name="P11" style:family="paragraph">
      <loext:graphic-properties draw:fill="solid" draw:fill-color="#00bade"/>
    </style:style>
    <style:style style:name="P12" style:family="paragraph">
      <loext:graphic-properties draw:fill="solid" draw:fill-color="#b385ff"/>
    </style:style>
    <style:style style:name="P13" style:family="paragraph">
      <loext:graphic-properties draw:fill="solid" draw:fill-color="#ef67eb"/>
    </style:style>
    <style:style style:name="P14" style:family="paragraph">
      <loext:graphic-properties draw:fill="solid" draw:fill-color="#ff63b6"/>
    </style:style>
    <style:style style:name="P15" style:family="paragraph">
      <loext:graphic-properties draw:fill="solid" draw:fill-color="#f8766d" draw:opacity="50%"/>
    </style:style>
    <style:style style:name="P16" style:family="paragraph">
      <loext:graphic-properties draw:fill="solid" draw:fill-color="#f8766d"/>
    </style:style>
    <style:style style:name="P17" style:family="paragraph">
      <loext:graphic-properties draw:fill="solid" draw:fill-color="#64b200" draw:opacity="50%"/>
    </style:style>
    <style:style style:name="P18" style:family="paragraph">
      <loext:graphic-properties draw:fill="solid" draw:fill-color="#64b200"/>
    </style:style>
    <style:style style:name="P19" style:family="paragraph">
      <loext:graphic-properties draw:fill="solid" draw:fill-color="#00a6ff"/>
    </style:style>
    <style:style style:name="P20" style:family="paragraph">
      <style:paragraph-properties fo:text-align="start" style:writing-mode="lr-tb"/>
    </style:style>
    <style:style style:name="P21" style:family="paragraph">
      <loext:graphic-properties draw:fill="none"/>
      <style:text-properties fo:font-size="11pt" style:font-size-asian="11pt" style:font-size-complex="11pt"/>
    </style:style>
    <style:style style:name="P22" style:family="paragraph">
      <loext:graphic-properties draw:fill="none"/>
      <style:text-properties fo:font-size="9pt" style:font-size-asian="9pt" style:font-size-complex="9pt"/>
    </style:style>
    <style:style style:name="P23" style:family="paragraph">
      <loext:graphic-properties draw:fill="solid" draw:fill-color="#aea200" draw:opacity="50%"/>
      <style:paragraph-properties fo:text-align="center"/>
    </style:style>
    <style:style style:name="T1" style:family="text">
      <style:text-properties fo:color="#000000" loext:opacity="100%" style:font-name="Helvetica" fo:font-size="11pt" fo:font-weight="normal" style:font-name-asian="Helvetica" style:font-size-asian="11pt" style:font-weight-asian="normal" style:font-name-complex="Helvetica" style:font-size-complex="11pt" style:font-weight-complex="normal"/>
    </style:style>
    <style:style style:name="T2" style:family="text">
      <style:text-properties fo:color="#000000" loext:opacity="100%" style:font-name="Helvetica" fo:font-size="9pt" fo:font-weight="normal" style:font-name-asian="Helvetica" style:font-size-asian="9pt" style:font-weight-asian="normal" style:font-name-complex="Helvetica" style:font-size-complex="9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5.468cm" svg:height="0.818cm" svg:x="3.467cm" svg:y="4.03cm" svg:viewBox="0 0 5469 819" draw:points="0,0 18,0 36,0 54,0 73,0 91,0 109,0 128,0 146,0 164,0 182,0 201,0 219,0 237,0 255,0 274,0 292,0 310,0 329,0 347,0 365,0 383,0 402,0 420,0 438,0 457,0 475,0 493,1 511,1 530,1 548,1 567,1 585,1 603,1 621,1 640,1 658,1 676,1 695,1 713,1 731,1 749,1 768,1 786,1 804,1 823,1 841,2 859,2 877,2 896,2 914,2 932,2 950,2 969,2 987,2 1005,3 1024,3 1042,3 1060,3 1078,4 1097,4 1115,4 1133,4 1152,4 1170,5 1188,5 1206,5 1225,5 1243,6 1261,6 1280,6 1298,6 1316,7 1335,7 1353,8 1371,8 1390,8 1408,9 1426,10 1444,10 1463,11 1481,11 1499,12 1518,12 1536,13 1554,14 1572,14 1591,15 1609,16 1627,17 1645,18 1664,19 1682,19 1700,20 1719,22 1737,23 1755,24 1773,25 1792,26 1810,28 1828,29 1847,31 1865,32 1883,34 1901,36 1920,38 1938,39 1956,42 1975,44 1993,46 2011,48 2029,50 2048,53 2066,55 2085,58 2103,61 2121,63 2139,67 2158,69 2176,73 2194,76 2213,80 2231,83 2249,87 2267,91 2286,95 2304,99 2322,103 2340,107 2359,111 2377,116 2395,121 2414,126 2432,131 2450,135 2468,140 2487,146 2505,151 2523,156 2542,162 2560,168 2578,173 2596,179 2615,184 2633,190 2651,196 2670,202 2688,208 2706,214 2724,220 2743,226 2761,232 2779,238 2797,244 2816,250 2834,255 2853,261 2871,267 2889,273 2907,278 2926,284 2944,289 2962,295 2981,300 2999,305 3017,310 3035,315 3054,320 3072,325 3090,330 3109,334 3127,339 3145,343 3163,347 3182,351 3200,355 3218,359 3237,363 3255,366 3273,370 3291,373 3310,376 3328,379 3346,382 3365,385 3383,388 3401,391 3419,393 3438,395 3456,398 3474,400 3492,402 3511,404 3529,406 3547,408 3566,410 3584,412 3602,413 3621,415 3639,416 3657,418 3676,419 3694,420 3712,422 3730,423 3749,424 3767,425 3785,426 3804,427 3822,428 3840,429 3858,430 3877,431 3895,431 3913,432 3932,433 3950,434 3968,434 3986,435 4005,435 4023,436 4041,436 4059,437 4078,437 4096,438 4114,438 4133,438 4151,439 4169,439 4187,440 4206,440 4224,440 4242,441 4261,441 4279,441 4297,441 4315,442 4334,442 4352,442 4371,442 4389,442 4407,443 4425,443 4444,443 4462,443 4480,443 4499,443 4517,443 4535,443 4553,444 4572,444 4590,444 4608,444 4627,444 4645,444 4663,444 4681,444 4700,444 4718,444 4737,444 4755,444 4774,445 4792,445 4810,445 4829,445 4847,445 4865,445 4883,445 4902,445 4920,445 4938,445 4957,445 4975,445 4993,445 5011,445 5030,445 5048,445 5066,446 5085,446 5103,446 5121,446 5140,446 5158,446 5176,446 5195,446 5213,446 5231,446 5249,446 5268,446 5286,446 5304,446 5323,446 5341,446 5359,446 5377,446 5396,446 5414,446 5432,446 5450,446 5469,446 5469,819 5450,819 5432,819 5414,819 5396,819 5377,819 5359,819 5341,819 5323,819 5304,819 5286,819 5268,819 5249,819 5231,819 5213,819 5195,819 5176,819 5158,819 5140,819 5121,819 5103,819 5085,819 5066,819 5048,819 5030,819 5011,819 4993,819 4975,819 4957,819 4938,819 4920,819 4902,819 4883,819 4865,819 4847,819 4829,819 4810,819 4792,818 4774,818 4755,818 4737,818 4718,818 4700,818 4681,818 4663,818 4645,818 4627,818 4608,818 4590,818 4572,818 4553,817 4535,817 4517,817 4499,817 4480,817 4462,817 4444,817 4425,817 4407,816 4389,816 4371,816 4352,816 4334,816 4315,815 4297,815 4279,815 4261,814 4242,814 4224,814 4206,814 4187,813 4169,813 4151,813 4133,812 4114,812 4096,811 4078,811 4059,811 4041,810 4023,810 4005,809 3986,808 3968,808 3950,807 3932,807 3913,806 3895,805 3877,804 3858,804 3840,803 3822,802 3804,801 3785,800 3767,799 3749,798 3730,797 3712,795 3694,794 3676,793 3657,792 3639,790 3621,789 3602,787 3584,786 3566,784 3547,782 3529,780 3511,778 3492,776 3474,774 3456,771 3438,769 3419,767 3401,764 3383,762 3365,759 3346,756 3328,753 3310,750 3291,747 3273,743 3255,740 3237,736 3218,733 3200,729 3182,725 3163,721 3145,717 3127,713 3109,708 3090,703 3072,699 3054,694 3035,689 3017,684 2999,679 2981,674 2962,668 2944,663 2926,658 2907,652 2889,647 2871,641 2853,635 2834,629 2816,623 2797,617 2779,612 2761,606 2743,600 2724,594 2706,588 2688,582 2670,576 2651,570 2633,564 2615,558 2596,552 2578,547 2560,541 2542,535 2523,530 2505,525 2487,520 2468,514 2450,509 2432,504 2414,499 2395,495 2377,490 2359,485 2340,481 2322,477 2304,472 2286,467 2267,464 2249,460 2231,456 2213,452 2194,449 2176,446 2158,442 2139,439 2121,436 2103,434 2085,431 2066,428 2048,425 2029,423 2011,421 1993,418 1975,416 1956,414 1938,412 1920,410 1901,409 1883,407 1865,405 1847,404 1828,402 1810,401 1792,399 1773,398 1755,397 1737,395 1719,394 1700,393 1682,392 1664,391 1645,391 1627,389 1609,389 1591,388 1572,387 1554,386 1536,386 1518,385 1499,385 1481,384 1463,383 1444,383 1426,382 1408,382 1390,381 1371,381 1353,380 1335,380 1316,380 1298,379 1280,379 1261,379 1243,378 1225,378 1206,378 1188,377 1170,377 1152,377 1133,377 1115,376 1097,376 1078,376 1060,376 1042,376 1024,376 1005,375 987,375 969,375 950,375 932,375 914,375 896,375 877,375 859,375 841,374 823,374 804,374 786,374 768,374 749,374 731,374 713,374 695,374 676,374 658,374 640,374 621,374 603,374 585,374 567,374 548,373 530,373 511,373 493,373 475,373 457,373 438,373 420,373 402,373 383,373 365,373 347,373 329,373 310,373 292,373 274,373 255,373 237,373 219,373 201,373 182,373 164,373 146,373 128,373 109,373 91,373 73,373 54,373 36,373 18,373 0,373">
          <text:p/>
        </draw:polygon>
        <draw:polygon draw:style-name="gr1" draw:text-style-name="P1" draw:layer="layout" svg:width="5.468cm" svg:height="2.365cm" svg:x="3.467cm" svg:y="1.665cm" svg:viewBox="0 0 5469 2366"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2366 5450,2366 5432,2366 5414,2366 5396,2366 5377,2366 5359,2366 5341,2366 5323,2366 5304,2366 5286,2366 5268,2366 5249,2366 5231,2366 5213,2366 5195,2366 5176,2366 5158,2366 5140,2366 5121,2366 5103,2366 5085,2366 5066,2366 5048,2366 5030,2366 5011,2366 4993,2366 4975,2366 4957,2366 4938,2366 4920,2366 4902,2366 4883,2366 4865,2366 4847,2366 4829,2366 4810,2366 4792,2366 4774,2366 4755,2366 4737,2366 4718,2366 4700,2366 4681,2366 4663,2366 4645,2366 4627,2366 4608,2366 4590,2366 4572,2366 4553,2366 4535,2366 4517,2366 4499,2366 4480,2366 4462,2366 4444,2366 4425,2366 4407,2366 4389,2366 4371,2366 4352,2366 4334,2366 4315,2366 4297,2366 4279,2366 4261,2366 4242,2366 4224,2366 4206,2366 4187,2366 4169,2366 4151,2366 4133,2366 4114,2366 4096,2366 4078,2366 4059,2366 4041,2366 4023,2366 4005,2366 3986,2366 3968,2366 3950,2366 3932,2366 3913,2366 3895,2366 3877,2366 3858,2366 3840,2366 3822,2366 3804,2366 3785,2366 3767,2366 3749,2366 3730,2366 3712,2366 3694,2366 3676,2366 3657,2366 3639,2366 3621,2366 3602,2366 3584,2366 3566,2366 3547,2366 3529,2366 3511,2366 3492,2366 3474,2366 3456,2366 3438,2366 3419,2366 3401,2366 3383,2366 3365,2366 3346,2366 3328,2366 3310,2366 3291,2366 3273,2366 3255,2366 3237,2366 3218,2366 3200,2366 3182,2366 3163,2366 3145,2366 3127,2366 3109,2366 3090,2366 3072,2366 3054,2366 3035,2366 3017,2366 2999,2366 2981,2366 2962,2366 2944,2366 2926,2366 2907,2366 2889,2366 2871,2366 2853,2366 2834,2366 2816,2366 2797,2366 2779,2366 2761,2366 2743,2366 2724,2366 2706,2366 2688,2366 2670,2366 2651,2366 2633,2366 2615,2366 2596,2366 2578,2366 2560,2366 2542,2366 2523,2366 2505,2366 2487,2366 2468,2366 2450,2366 2432,2366 2414,2366 2395,2366 2377,2366 2359,2366 2340,2366 2322,2366 2304,2366 2286,2366 2267,2366 2249,2366 2231,2366 2213,2366 2194,2366 2176,2366 2158,2366 2139,2366 2121,2366 2103,2366 2085,2366 2066,2366 2048,2366 2029,2366 2011,2366 1993,2366 1975,2366 1956,2366 1938,2366 1920,2366 1901,2366 1883,2366 1865,2366 1847,2366 1828,2366 1810,2366 1792,2366 1773,2366 1755,2366 1737,2366 1719,2366 1700,2366 1682,2366 1664,2366 1645,2366 1627,2366 1609,2366 1591,2366 1572,2366 1554,2366 1536,2366 1518,2366 1499,2366 1481,2366 1463,2366 1444,2366 1426,2366 1408,2366 1390,2366 1371,2366 1353,2366 1335,2366 1316,2366 1298,2366 1280,2366 1261,2366 1243,2366 1225,2366 1206,2366 1188,2366 1170,2366 1152,2366 1133,2366 1115,2366 1097,2366 1078,2366 1060,2366 1042,2366 1024,2366 1005,2366 987,2366 969,2366 950,2366 932,2366 914,2366 896,2366 877,2366 859,2366 841,2366 823,2366 804,2366 786,2366 768,2366 749,2366 731,2366 713,2366 695,2366 676,2366 658,2366 640,2366 621,2366 603,2366 585,2366 567,2366 548,2366 530,2366 511,2366 493,2366 475,2366 457,2366 438,2366 420,2366 402,2366 383,2366 365,2366 347,2366 329,2366 310,2366 292,2366 274,2366 255,2366 237,2366 219,2366 201,2366 182,2366 164,2366 146,2366 128,2366 109,2366 91,2366 73,2366 54,2366 36,2366 18,2366 0,2366">
          <text:p/>
        </draw:polygon>
        <draw:polygon draw:style-name="gr2" draw:text-style-name="P2" draw:layer="layout" svg:width="5.468cm" svg:height="0.604cm" svg:x="3.467cm" svg:y="0.678cm" svg:viewBox="0 0 5469 605"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605 5450,605 5432,605 5414,605 5396,605 5377,605 5359,605 5341,605 5323,605 5304,605 5286,605 5268,605 5249,605 5231,605 5213,605 5195,605 5176,605 5158,605 5140,605 5121,605 5103,605 5085,605 5066,605 5048,605 5030,605 5011,605 4993,605 4975,605 4957,605 4938,605 4920,605 4902,605 4883,605 4865,605 4847,605 4829,605 4810,605 4792,605 4774,605 4755,605 4737,605 4718,605 4700,605 4681,605 4663,605 4645,605 4627,605 4608,605 4590,605 4572,605 4553,605 4535,605 4517,605 4499,605 4480,605 4462,605 4444,605 4425,605 4407,605 4389,605 4371,605 4352,605 4334,605 4315,605 4297,605 4279,605 4261,605 4242,605 4224,605 4206,605 4187,605 4169,605 4151,605 4133,605 4114,605 4096,605 4078,605 4059,605 4041,605 4023,605 4005,605 3986,605 3968,605 3950,605 3932,605 3913,605 3895,605 3877,605 3858,605 3840,605 3822,605 3804,605 3785,605 3767,605 3749,605 3730,605 3712,605 3694,605 3676,605 3657,605 3639,605 3621,605 3602,605 3584,605 3566,605 3547,605 3529,605 3511,605 3492,605 3474,605 3456,605 3438,605 3419,605 3401,605 3383,605 3365,605 3346,605 3328,605 3310,605 3291,605 3273,605 3255,605 3237,605 3218,605 3200,605 3182,605 3163,605 3145,605 3127,605 3109,605 3090,605 3072,605 3054,605 3035,605 3017,605 2999,605 2981,605 2962,605 2944,605 2926,605 2907,605 2889,605 2871,605 2853,605 2834,605 2816,605 2797,605 2779,605 2761,605 2743,605 2724,605 2706,605 2688,605 2670,605 2651,605 2633,605 2615,605 2596,605 2578,605 2560,605 2542,605 2523,605 2505,605 2487,605 2468,605 2450,605 2432,605 2414,605 2395,605 2377,605 2359,605 2340,605 2322,605 2304,605 2286,605 2267,605 2249,605 2231,605 2213,605 2194,605 2176,605 2158,605 2139,605 2121,605 2103,605 2085,605 2066,605 2048,605 2029,605 2011,605 1993,605 1975,605 1956,605 1938,605 1920,605 1901,605 1883,605 1865,605 1847,605 1828,605 1810,605 1792,605 1773,605 1755,605 1737,605 1719,605 1700,605 1682,605 1664,605 1645,605 1627,605 1609,605 1591,605 1572,605 1554,605 1536,605 1518,605 1499,605 1481,605 1463,605 1444,605 1426,605 1408,605 1390,605 1371,605 1353,605 1335,605 1316,605 1298,605 1280,605 1261,605 1243,605 1225,605 1206,605 1188,605 1170,605 1152,605 1133,605 1115,605 1097,605 1078,605 1060,605 1042,605 1024,605 1005,605 987,605 969,605 950,605 932,605 914,605 896,605 877,605 859,605 841,605 823,605 804,605 786,605 768,605 749,605 731,605 713,605 695,605 676,605 658,605 640,605 621,605 603,605 585,605 567,605 548,605 530,605 511,605 493,605 475,605 457,605 438,605 420,605 402,605 383,605 365,605 347,605 329,605 310,605 292,605 274,605 255,605 237,605 219,605 201,605 182,605 164,605 146,605 128,605 109,605 91,605 73,605 54,605 36,605 18,605 0,605">
          <text:p/>
        </draw:polygon>
        <draw:polygon draw:style-name="gr3" draw:text-style-name="P3" draw:layer="layout" svg:width="5.468cm" svg:height="0.638cm" svg:x="9.104cm" svg:y="3.841cm" svg:viewBox="0 0 5469 639" draw:points="0,0 18,0 36,0 55,0 73,0 91,0 110,0 128,0 146,0 164,0 183,0 201,0 219,0 238,0 256,0 274,0 292,0 311,0 329,0 347,0 366,0 384,0 402,0 421,0 439,0 457,0 476,0 494,0 512,0 530,0 549,0 567,0 585,0 603,0 622,0 640,1 658,1 677,1 695,1 713,1 731,1 750,1 768,1 786,1 805,1 823,1 841,1 859,1 878,1 896,1 914,2 933,2 951,2 969,2 987,2 1006,2 1024,2 1042,2 1060,2 1079,3 1097,3 1115,3 1134,3 1152,3 1171,3 1188,4 1207,4 1225,4 1244,4 1262,5 1280,5 1298,5 1317,6 1335,6 1353,6 1372,7 1390,7 1408,7 1426,8 1445,8 1463,9 1481,9 1500,10 1518,10 1536,11 1554,12 1573,12 1591,13 1609,13 1628,14 1646,15 1664,16 1682,16 1701,18 1719,19 1737,19 1755,20 1774,21 1792,23 1810,24 1829,25 1847,26 1865,28 1883,29 1902,31 1920,32 1939,34 1957,36 1975,37 1993,39 2012,41 2030,43 2048,45 2067,48 2085,50 2103,52 2121,55 2140,57 2158,60 2176,63 2195,66 2213,68 2231,72 2249,75 2268,78 2286,81 2304,85 2323,88 2341,92 2359,96 2377,100 2396,104 2414,108 2432,112 2450,117 2469,121 2487,125 2505,130 2524,135 2542,140 2560,145 2578,149 2597,154 2615,159 2633,164 2652,169 2670,174 2688,179 2706,185 2725,190 2743,195 2762,200 2780,205 2798,210 2816,215 2835,220 2853,225 2871,231 2890,236 2908,240 2926,245 2944,250 2963,255 2981,259 2999,263 3018,268 3036,272 3054,276 3072,281 3091,285 3109,288 3127,292 3145,296 3164,301 3182,304 3200,307 3219,311 3237,314 3255,317 3273,320 3292,323 3310,326 3328,328 3347,331 3365,334 3383,336 3401,338 3420,340 3438,342 3457,345 3475,346 3493,348 3511,350 3530,352 3548,353 3566,355 3585,356 3603,358 3621,359 3639,360 3658,362 3676,363 3694,364 3712,365 3731,366 3749,367 3767,368 3786,369 3804,370 3822,371 3840,371 3859,372 3877,373 3895,373 3914,374 3932,375 3950,375 3968,376 3987,376 4005,377 4023,377 4042,378 4060,378 4078,379 4096,379 4115,379 4133,380 4151,380 4170,380 4188,380 4206,381 4225,381 4243,382 4261,382 4280,382 4298,382 4316,382 4334,383 4353,383 4371,383 4389,383 4407,383 4426,383 4444,383 4462,384 4481,384 4499,384 4517,384 4535,384 4554,384 4573,384 4591,384 4610,384 4628,384 4646,385 4664,385 4683,385 4701,385 4719,385 4738,385 4756,385 4774,385 4792,385 4811,385 4829,385 4847,385 4866,385 4884,385 4902,385 4920,385 4939,385 4957,385 4976,385 4993,385 5012,385 5030,385 5049,385 5067,385 5085,385 5103,386 5122,386 5140,386 5158,386 5177,386 5195,386 5213,386 5231,386 5250,386 5268,386 5286,386 5305,386 5323,386 5341,386 5359,386 5378,386 5396,386 5414,386 5433,386 5451,386 5469,386 5469,639 5451,639 5433,638 5414,638 5396,638 5378,638 5359,638 5341,638 5323,638 5305,638 5286,638 5268,638 5250,638 5231,638 5213,638 5195,638 5177,638 5158,638 5140,638 5122,638 5103,638 5085,638 5067,638 5049,638 5030,638 5012,638 4993,638 4976,638 4957,638 4939,638 4920,638 4902,638 4884,638 4866,638 4847,638 4829,638 4811,638 4792,638 4774,638 4756,638 4738,638 4719,638 4701,637 4683,637 4664,637 4646,637 4628,637 4610,637 4591,637 4573,637 4554,637 4535,637 4517,637 4499,637 4481,636 4462,636 4444,636 4426,636 4407,636 4389,636 4371,636 4353,635 4334,635 4316,635 4298,635 4280,634 4261,634 4243,634 4225,634 4206,633 4188,633 4170,633 4151,633 4133,632 4115,632 4096,632 4078,631 4060,631 4042,631 4023,630 4005,630 3987,629 3968,628 3950,628 3932,627 3914,627 3895,626 3877,626 3859,625 3840,624 3822,623 3804,622 3786,622 3767,621 3749,620 3731,619 3712,618 3694,617 3676,616 3658,614 3639,613 3621,612 3603,610 3585,609 3566,608 3548,606 3530,605 3511,603 3493,601 3475,599 3457,597 3438,595 3420,593 3401,591 3383,589 3365,586 3347,584 3328,581 3310,578 3292,576 3273,573 3255,570 3237,567 3219,564 3200,560 3182,557 3164,553 3145,550 3127,546 3109,542 3091,538 3072,534 3054,530 3036,526 3018,522 2999,517 2981,513 2963,508 2944,504 2926,499 2908,494 2890,489 2871,484 2853,479 2835,474 2816,469 2798,464 2780,459 2762,454 2743,449 2725,443 2706,438 2688,433 2670,428 2652,423 2633,418 2615,413 2597,408 2578,403 2560,398 2542,393 2524,389 2505,384 2487,379 2469,375 2450,370 2432,366 2414,362 2396,358 2377,354 2359,350 2341,346 2323,342 2304,339 2286,335 2268,332 2249,329 2231,325 2213,322 2195,319 2176,316 2158,313 2140,311 2121,308 2103,306 2085,304 2067,301 2048,298 2030,296 2012,294 1993,292 1975,290 1957,288 1939,287 1920,285 1902,284 1883,282 1865,280 1847,279 1829,278 1810,276 1792,275 1774,274 1755,273 1737,272 1719,271 1701,270 1682,269 1664,268 1646,268 1628,267 1609,266 1591,266 1573,265 1554,264 1536,263 1518,263 1500,262 1481,262 1463,261 1445,261 1426,261 1408,260 1390,260 1372,259 1353,259 1335,258 1317,258 1298,258 1280,258 1262,257 1244,257 1225,257 1207,257 1188,256 1171,256 1152,256 1134,256 1115,256 1097,256 1079,255 1060,255 1042,255 1024,255 1006,255 987,255 969,255 951,254 933,254 914,254 896,254 878,254 859,254 841,254 823,254 805,254 786,254 768,254 750,254 731,254 713,253 695,253 677,253 658,253 640,253 622,253 603,253 585,253 567,253 549,253 530,253 512,253 494,253 476,253 457,253 439,253 421,253 402,253 384,253 366,253 347,253 329,253 311,252 292,252 274,252 256,252 238,252 219,252 201,252 183,252 164,252 146,252 128,252 110,252 91,252 73,252 55,252 36,252 18,252 0,252">
          <text:p/>
        </draw:polygon>
        <draw:polygon draw:style-name="gr4" draw:text-style-name="P4" draw:layer="layout" svg:width="5.468cm" svg:height="0.369cm" svg:x="9.104cm" svg:y="4.479cm" svg:viewBox="0 0 5469 370"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370 5451,370 5433,370 5414,370 5396,370 5378,370 5359,370 5341,370 5323,370 5305,370 5286,370 5268,370 5250,370 5231,370 5213,370 5195,370 5177,370 5158,370 5140,370 5122,370 5103,370 5085,370 5067,370 5049,370 5030,370 5012,370 4993,370 4976,370 4957,370 4939,370 4920,370 4902,370 4884,370 4866,370 4847,370 4829,370 4811,370 4792,370 4774,370 4756,370 4738,370 4719,370 4701,370 4683,370 4664,370 4646,370 4628,370 4610,370 4591,370 4573,370 4554,370 4535,370 4517,370 4499,370 4481,370 4462,370 4444,370 4426,370 4407,370 4389,370 4371,370 4353,370 4334,370 4316,370 4298,370 4280,370 4261,370 4243,370 4225,370 4206,370 4188,370 4170,370 4151,370 4133,370 4115,370 4096,370 4078,370 4060,370 4042,370 4023,370 4005,370 3987,370 3968,370 3950,370 3932,370 3914,370 3895,370 3877,370 3859,370 3840,370 3822,370 3804,370 3786,370 3767,370 3749,370 3731,370 3712,370 3694,370 3676,370 3658,370 3639,370 3621,370 3603,370 3585,370 3566,370 3548,370 3530,370 3511,370 3493,370 3475,370 3457,370 3438,370 3420,370 3401,370 3383,370 3365,370 3347,370 3328,370 3310,370 3292,370 3273,370 3255,370 3237,370 3219,370 3200,370 3182,370 3164,370 3145,370 3127,370 3109,370 3091,370 3072,370 3054,370 3036,370 3018,370 2999,370 2981,370 2963,370 2944,370 2926,370 2908,370 2890,370 2871,370 2853,370 2835,370 2816,370 2798,370 2780,370 2762,370 2743,370 2725,370 2706,370 2688,370 2670,370 2652,370 2633,370 2615,370 2597,370 2578,370 2560,370 2542,370 2524,370 2505,370 2487,370 2469,370 2450,370 2432,370 2414,370 2396,370 2377,370 2359,370 2341,370 2323,370 2304,370 2286,370 2268,370 2249,370 2231,370 2213,370 2195,370 2176,370 2158,370 2140,370 2121,370 2103,370 2085,370 2067,370 2048,370 2030,370 2012,370 1993,370 1975,370 1957,370 1939,370 1920,370 1902,370 1883,370 1865,370 1847,370 1829,370 1810,370 1792,370 1774,370 1755,370 1737,370 1719,370 1701,370 1682,370 1664,370 1646,370 1628,370 1609,370 1591,370 1573,370 1554,370 1536,370 1518,370 1500,370 1481,370 1463,370 1445,370 1426,370 1408,370 1390,370 1372,370 1353,370 1335,370 1317,370 1298,370 1280,370 1262,370 1244,370 1225,370 1207,370 1188,370 1171,370 1152,370 1134,370 1115,370 1097,370 1079,370 1060,370 1042,370 1024,370 1006,370 987,370 969,370 951,370 933,370 914,370 896,370 878,370 859,370 841,370 823,370 805,370 786,370 768,370 750,370 731,370 713,370 695,370 677,370 658,370 640,370 622,370 603,370 585,370 567,370 549,370 530,370 512,370 494,370 476,370 457,370 439,370 421,370 402,370 384,370 366,370 347,370 329,370 311,370 292,370 274,370 256,370 238,370 219,370 201,370 183,370 164,370 146,370 128,370 110,370 91,370 73,370 55,370 36,370 18,370 0,370">
          <text:p/>
        </draw:polygon>
        <draw:polygon draw:style-name="gr3" draw:text-style-name="P3" draw:layer="layout" svg:width="5.468cm" svg:height="2.176cm" svg:x="9.104cm" svg:y="1.665cm" svg:viewBox="0 0 5469 2177"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2177 5451,2177 5433,2177 5414,2177 5396,2177 5378,2177 5359,2177 5341,2177 5323,2177 5305,2177 5286,2177 5268,2177 5250,2177 5231,2177 5213,2177 5195,2177 5177,2177 5158,2177 5140,2177 5122,2177 5103,2177 5085,2177 5067,2177 5049,2177 5030,2177 5012,2177 4993,2177 4976,2177 4957,2177 4939,2177 4920,2177 4902,2177 4884,2177 4866,2177 4847,2177 4829,2177 4811,2177 4792,2177 4774,2177 4756,2177 4738,2177 4719,2177 4701,2177 4683,2177 4664,2177 4646,2177 4628,2177 4610,2177 4591,2177 4573,2177 4554,2177 4535,2177 4517,2177 4499,2177 4481,2177 4462,2177 4444,2177 4426,2177 4407,2177 4389,2177 4371,2177 4353,2177 4334,2177 4316,2177 4298,2177 4280,2177 4261,2177 4243,2177 4225,2177 4206,2177 4188,2177 4170,2177 4151,2177 4133,2177 4115,2177 4096,2177 4078,2177 4060,2177 4042,2177 4023,2177 4005,2177 3987,2177 3968,2177 3950,2177 3932,2177 3914,2177 3895,2177 3877,2177 3859,2177 3840,2177 3822,2177 3804,2177 3786,2177 3767,2177 3749,2177 3731,2177 3712,2177 3694,2177 3676,2177 3658,2177 3639,2177 3621,2177 3603,2177 3585,2177 3566,2177 3548,2177 3530,2177 3511,2177 3493,2177 3475,2177 3457,2177 3438,2177 3420,2177 3401,2177 3383,2177 3365,2177 3347,2177 3328,2177 3310,2177 3292,2177 3273,2177 3255,2177 3237,2177 3219,2177 3200,2177 3182,2177 3164,2177 3145,2177 3127,2177 3109,2177 3091,2177 3072,2177 3054,2177 3036,2177 3018,2177 2999,2177 2981,2177 2963,2177 2944,2177 2926,2177 2908,2177 2890,2177 2871,2177 2853,2177 2835,2177 2816,2177 2798,2177 2780,2177 2762,2177 2743,2177 2725,2177 2706,2177 2688,2177 2670,2177 2652,2177 2633,2177 2615,2177 2597,2177 2578,2177 2560,2177 2542,2177 2524,2177 2505,2177 2487,2177 2469,2177 2450,2177 2432,2177 2414,2177 2396,2177 2377,2177 2359,2177 2341,2177 2323,2177 2304,2177 2286,2177 2268,2177 2249,2177 2231,2177 2213,2177 2195,2177 2176,2177 2158,2177 2140,2177 2121,2177 2103,2177 2085,2177 2067,2177 2048,2177 2030,2177 2012,2177 1993,2177 1975,2177 1957,2177 1939,2177 1920,2177 1902,2177 1883,2177 1865,2177 1847,2177 1829,2177 1810,2177 1792,2177 1774,2177 1755,2177 1737,2177 1719,2177 1701,2177 1682,2177 1664,2177 1646,2177 1628,2177 1609,2177 1591,2177 1573,2177 1554,2177 1536,2177 1518,2177 1500,2177 1481,2177 1463,2177 1445,2177 1426,2177 1408,2177 1390,2177 1372,2177 1353,2177 1335,2177 1317,2177 1298,2177 1280,2177 1262,2177 1244,2177 1225,2177 1207,2177 1188,2177 1171,2177 1152,2177 1134,2177 1115,2177 1097,2177 1079,2177 1060,2177 1042,2177 1024,2177 1006,2177 987,2177 969,2177 951,2177 933,2177 914,2177 896,2177 878,2177 859,2177 841,2177 823,2177 805,2177 786,2177 768,2177 750,2177 731,2177 713,2177 695,2177 677,2177 658,2177 640,2177 622,2177 603,2177 585,2177 567,2177 549,2177 530,2177 512,2177 494,2177 476,2177 457,2177 439,2177 421,2177 402,2177 384,2177 366,2177 347,2177 329,2177 311,2177 292,2177 274,2177 256,2177 238,2177 219,2177 201,2177 183,2177 164,2177 146,2177 128,2177 110,2177 91,2177 73,2177 55,2177 36,2177 18,2177 0,2177">
          <text:p/>
        </draw:polygon>
        <draw:polygon draw:style-name="gr4" draw:text-style-name="P4" draw:layer="layout" svg:width="5.468cm" svg:height="0.637cm" svg:x="9.104cm" svg:y="3.841cm" svg:viewBox="0 0 5469 638" draw:points="0,636 18,636 36,636 55,636 73,636 91,636 110,636 128,636 146,636 164,636 183,636 201,636 219,636 238,636 256,636 274,636 292,635 311,635 329,635 347,635 366,635 384,635 402,635 421,635 439,635 457,635 476,635 494,635 512,635 530,635 549,635 567,635 585,635 603,634 622,634 640,634 658,634 677,634 695,634 713,634 731,634 750,634 768,634 786,634 805,634 823,633 841,633 859,633 878,633 896,633 914,633 933,633 951,632 969,632 987,632 1006,632 1024,632 1042,631 1060,631 1079,631 1097,631 1115,630 1134,630 1152,630 1171,630 1188,629 1207,628 1225,628 1244,628 1262,627 1280,627 1298,626 1317,626 1335,625 1353,625 1372,624 1390,624 1408,623 1426,622 1445,621 1463,621 1481,620 1500,619 1518,618 1536,617 1554,616 1573,615 1591,614 1609,613 1628,612 1646,610 1664,609 1682,608 1701,606 1719,605 1737,603 1755,602 1774,600 1792,598 1810,596 1829,594 1847,592 1865,589 1883,587 1902,585 1920,582 1939,579 1957,577 1975,574 1993,571 2012,567 2030,564 2048,561 2067,557 2085,553 2103,549 2121,545 2140,541 2158,536 2176,532 2195,527 2213,522 2231,517 2249,512 2268,506 2286,501 2304,495 2323,489 2341,483 2359,477 2377,470 2396,464 2414,457 2432,450 2450,443 2469,436 2487,428 2505,421 2524,413 2542,405 2560,397 2578,389 2597,381 2615,373 2633,365 2652,356 2670,348 2688,340 2706,331 2725,323 2743,314 2762,305 2780,296 2798,287 2816,279 2835,271 2853,263 2871,254 2890,246 2908,238 2926,230 2944,222 2963,215 2981,207 2999,200 3018,193 3036,185 3054,178 3072,172 3091,165 3109,159 3127,152 3145,146 3164,140 3182,135 3200,129 3219,123 3237,118 3255,113 3273,108 3292,104 3310,99 3328,94 3347,90 3365,86 3383,82 3401,79 3420,75 3438,72 3457,68 3475,65 3493,62 3511,59 3530,56 3548,54 3566,51 3585,48 3603,46 3621,44 3639,42 3658,39 3676,38 3694,36 3712,34 3731,32 3749,31 3767,29 3786,28 3804,26 3822,25 3840,24 3859,22 3877,21 3895,20 3914,19 3932,18 3950,17 3968,16 3987,15 4005,15 4023,14 4042,13 4060,13 4078,12 4096,11 4115,10 4133,10 4151,9 4170,9 4188,8 4206,8 4225,8 4243,7 4261,7 4280,7 4298,6 4316,6 4334,6 4353,5 4371,5 4389,4 4407,4 4426,4 4444,4 4462,4 4481,3 4499,3 4517,3 4535,3 4554,3 4573,3 4591,2 4610,2 4628,2 4646,2 4664,2 4683,2 4701,2 4719,2 4738,1 4756,1 4774,1 4792,1 4811,1 4829,1 4847,1 4866,1 4884,1 4902,1 4920,1 4939,1 4957,1 4976,1 4993,1 5012,1 5030,0 5049,0 5067,0 5085,0 5103,0 5122,0 5140,0 5158,0 5177,0 5195,0 5213,0 5231,0 5250,0 5268,0 5286,0 5305,0 5323,0 5341,0 5359,0 5378,0 5396,0 5414,0 5433,0 5451,0 5469,0 5469,3 5451,3 5433,3 5414,3 5396,3 5378,3 5359,3 5341,3 5323,3 5305,3 5286,3 5268,3 5250,3 5231,3 5213,3 5195,3 5177,3 5158,3 5140,3 5122,3 5103,3 5085,3 5067,3 5049,3 5030,3 5012,3 4993,3 4976,3 4957,3 4939,3 4920,3 4902,3 4884,4 4866,4 4847,4 4829,4 4811,4 4792,4 4774,4 4756,4 4738,4 4719,4 4701,4 4683,4 4664,5 4646,5 4628,5 4610,5 4591,5 4573,6 4554,6 4535,6 4517,6 4499,6 4481,6 4462,7 4444,7 4426,7 4407,7 4389,7 4371,8 4353,8 4334,8 4316,9 4298,9 4280,9 4261,10 4243,10 4225,10 4206,11 4188,11 4170,12 4151,12 4133,13 4115,13 4096,14 4078,15 4060,15 4042,16 4023,17 4005,18 3987,18 3968,19 3950,20 3932,21 3914,22 3895,23 3877,24 3859,25 3840,26 3822,28 3804,29 3786,31 3767,32 3749,33 3731,35 3712,37 3694,39 3676,40 3658,42 3639,44 3621,46 3603,49 3585,51 3566,54 3548,56 3530,59 3511,62 3493,65 3475,68 3457,71 3438,74 3420,78 3401,81 3383,85 3365,89 3347,93 3328,97 3310,102 3292,106 3273,111 3255,116 3237,121 3219,126 3200,132 3182,137 3164,143 3145,149 3127,155 3109,161 3091,168 3072,175 3054,181 3036,188 3018,195 2999,203 2981,210 2963,218 2944,225 2926,233 2908,241 2890,249 2871,257 2853,266 2835,274 2816,282 2798,291 2780,299 2762,308 2743,317 2725,325 2706,334 2688,342 2670,351 2652,359 2633,367 2615,376 2597,384 2578,392 2560,400 2542,408 2524,416 2505,424 2487,431 2469,438 2450,446 2432,453 2414,460 2396,467 2377,473 2359,480 2341,486 2323,492 2304,498 2286,504 2268,509 2249,515 2231,520 2213,525 2195,530 2176,535 2158,539 2140,544 2121,548 2103,552 2085,556 2067,560 2048,564 2030,567 2012,570 1993,573 1975,577 1957,579 1939,582 1920,585 1902,588 1883,590 1865,592 1847,595 1829,597 1810,599 1792,601 1774,603 1755,605 1737,606 1719,608 1701,609 1682,611 1664,612 1646,613 1628,615 1609,616 1591,617 1573,618 1554,619 1536,620 1518,621 1500,622 1481,623 1463,624 1445,624 1426,625 1408,626 1390,626 1372,627 1353,628 1335,628 1317,629 1298,629 1280,630 1262,630 1244,631 1225,631 1207,631 1188,632 1171,632 1152,632 1134,633 1115,633 1097,633 1079,634 1060,634 1042,634 1024,634 1006,635 987,635 969,635 951,635 933,636 914,636 896,636 878,636 859,636 841,636 823,636 805,637 786,637 768,637 750,637 731,637 713,637 695,637 677,637 658,637 640,637 622,637 603,637 585,638 567,638 549,638 530,638 512,638 494,638 476,638 457,638 439,638 421,638 402,638 384,638 366,638 347,638 329,638 311,638 292,638 274,638 256,638 238,638 219,638 201,638 183,638 164,638 146,638 128,638 110,638 91,638 73,638 55,638 36,638 18,638 0,638">
          <text:p/>
        </draw:polygon>
        <draw:polygon draw:style-name="gr5" draw:text-style-name="P5" draw:layer="layout" svg:width="5.468cm" svg:height="0.447cm" draw:transform="rotate (-3.14159265358979) translate (14.573cm 1.079cm)" svg:viewBox="0 0 5469 448" draw:points="5469,0 5451,0 5433,0 5414,0 5396,0 5378,0 5359,0 5341,0 5323,0 5305,0 5286,0 5268,0 5250,0 5231,0 5213,0 5195,0 5177,0 5158,0 5140,0 5122,0 5103,0 5085,0 5067,0 5048,0 5030,0 5012,0 4993,0 4975,0 4957,0 4939,0 4920,0 4902,0 4884,0 4866,0 4847,0 4829,0 4811,0 4792,0 4774,0 4756,0 4738,1 4719,1 4701,1 4683,1 4664,1 4646,1 4628,1 4610,1 4591,1 4573,1 4555,1 4536,1 4518,1 4500,2 4482,2 4463,2 4445,2 4427,2 4409,2 4390,2 4372,2 4354,3 4335,3 4317,3 4298,3 4281,3 4262,4 4244,4 4225,4 4207,5 4189,5 4171,5 4152,5 4134,6 4116,6 4097,6 4079,7 4061,7 4043,8 4024,8 4006,8 3988,9 3969,9 3951,10 3933,11 3915,11 3896,12 3878,12 3860,13 3841,14 3823,15 3805,15 3787,16 3768,17 3750,18 3732,19 3714,20 3695,21 3677,22 3659,24 3640,25 3622,26 3604,27 3586,29 3567,30 3549,32 3530,33 3512,35 3494,37 3476,39 3457,40 3439,43 3421,45 3402,47 3384,49 3366,51 3348,54 3329,57 3311,59 3293,62 3274,65 3256,68 3238,71 3220,74 3201,77 3183,81 3165,84 3146,88 3128,91 3110,95 3092,99 3073,103 3055,107 3037,111 3019,116 3000,120 2982,124 2964,129 2945,134 2927,138 2909,143 2891,148 2872,153 2854,158 2836,163 2817,168 2799,173 2781,178 2763,183 2744,188 2726,193 2707,198 2689,203 2671,208 2653,214 2634,219 2616,224 2598,229 2579,233 2561,238 2543,243 2525,248 2506,253 2488,257 2470,261 2451,266 2433,270 2415,274 2397,278 2378,282 2360,286 2342,290 2324,294 2305,297 2287,301 2269,304 2250,307 2232,310 2214,314 2196,316 2177,320 2159,322 2141,325 2122,327 2104,330 2086,332 2068,334 2049,336 2031,339 2012,341 1994,342 1976,345 1958,346 1939,348 1921,350 1903,351 1884,353 1866,354 1848,356 1830,357 1811,358 1793,359 1775,360 1757,361 1738,362 1720,363 1702,364 1683,365 1665,366 1647,367 1629,368 1610,368 1592,369 1574,370 1555,370 1537,371 1519,371 1501,372 1482,372 1464,373 1446,374 1427,374 1409,374 1391,375 1373,375 1354,375 1336,376 1318,376 1299,376 1281,377 1263,377 1244,377 1226,377 1208,378 1189,378 1171,378 1153,378 1135,378 1116,378 1098,379 1080,379 1062,379 1043,379 1025,380 1007,380 988,380 970,380 952,380 934,380 915,380 896,380 878,380 859,380 841,381 823,381 805,381 786,381 768,381 750,381 731,381 713,381 695,381 677,381 658,381 640,381 622,381 603,381 585,381 567,381 549,381 530,381 512,381 493,381 476,381 457,381 439,382 420,382 402,382 384,382 366,382 347,382 329,382 311,382 292,382 274,382 256,382 238,382 219,382 201,382 183,382 164,382 146,382 128,382 110,382 91,382 73,382 55,382 36,382 18,382 0,382 0,448 18,448 36,448 55,448 73,448 91,448 110,448 128,448 146,448 164,448 183,448 201,448 219,448 238,448 256,448 274,448 292,448 311,448 329,448 347,448 366,448 384,447 402,447 420,447 439,447 457,447 476,447 493,447 512,447 530,447 549,447 567,447 585,447 603,447 622,447 640,447 658,447 677,447 695,447 713,447 731,446 750,446 768,446 786,446 805,446 823,446 841,446 859,446 878,446 896,446 915,446 934,446 952,446 970,445 988,445 1007,445 1025,445 1043,445 1062,445 1080,445 1098,445 1116,444 1135,444 1153,444 1171,444 1189,444 1208,443 1226,443 1244,443 1263,443 1281,442 1299,442 1318,442 1336,442 1354,441 1373,441 1391,440 1409,440 1427,438 1446,438 1464,438 1482,437 1501,437 1519,436 1537,436 1555,435 1574,434 1592,434 1610,433 1629,432 1647,431 1665,431 1683,430 1702,429 1720,428 1738,427 1757,426 1775,425 1793,424 1811,423 1830,421 1848,420 1866,419 1884,417 1903,416 1921,414 1939,413 1958,411 1976,409 1994,407 2012,406 2031,403 2049,401 2068,399 2086,397 2104,395 2122,392 2141,390 2159,387 2177,384 2196,381 2214,378 2232,375 2250,372 2269,369 2287,365 2305,362 2324,358 2342,355 2360,351 2378,347 2397,343 2415,339 2433,335 2451,330 2470,326 2488,322 2506,317 2525,312 2543,308 2561,303 2579,298 2598,293 2616,288 2634,284 2653,278 2671,273 2689,268 2707,263 2726,258 2744,253 2763,248 2781,243 2799,238 2817,232 2836,227 2854,223 2872,218 2891,213 2909,208 2927,203 2945,199 2964,194 2982,189 3000,185 3019,181 3037,176 3055,172 3073,168 3092,164 3110,160 3128,156 3146,152 3165,149 3183,145 3201,142 3220,139 3238,136 3256,133 3274,130 3293,127 3311,124 3329,121 3348,119 3366,116 3384,114 3402,112 3421,110 3439,108 3457,105 3476,104 3494,102 3512,100 3530,98 3549,97 3567,95 3586,93 3604,92 3622,91 3640,90 3659,88 3677,87 3695,86 3714,85 3732,84 3750,83 3768,82 3787,81 3805,80 3823,79 3841,79 3860,78 3878,77 3896,76 3915,76 3933,75 3951,75 3969,74 3988,74 4006,73 4024,73 4043,72 4061,72 4079,72 4097,71 4116,71 4134,70 4152,70 4171,70 4189,69 4207,69 4225,69 4244,69 4262,69 4281,68 4298,68 4317,68 4335,68 4354,68 4372,67 4390,67 4409,67 4427,67 4445,67 4463,67 4482,67 4500,66 4518,66 4536,66 4555,66 4573,66 4591,66 4610,66 4628,66 4646,66 4664,66 4683,66 4701,66 4719,65 4738,65 4756,65 4774,65 4792,65 4811,65 4829,65 4847,65 4866,65 4884,65 4902,65 4920,65 4939,65 4957,65 4975,65 4993,65 5012,65 5030,65 5048,64 5067,64 5085,64 5103,64 5122,64 5140,64 5158,64 5177,64 5195,64 5213,64 5231,64 5250,64 5268,64 5286,64 5305,64 5323,64 5341,64 5359,64 5378,64 5396,64 5414,64 5433,64 5451,64 5469,64">
          <text:p/>
        </draw:polygon>
        <draw:polygon draw:style-name="gr6" draw:text-style-name="P6" draw:layer="layout" svg:width="5.468cm" svg:height="0.604cm" svg:x="9.104cm" svg:y="0.678cm" svg:viewBox="0 0 5469 605"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605 5451,605 5433,605 5414,605 5396,605 5378,605 5359,605 5341,605 5323,605 5305,605 5286,605 5268,605 5250,605 5231,605 5213,605 5195,605 5177,605 5158,605 5140,605 5122,605 5103,605 5085,605 5067,605 5049,605 5030,605 5012,605 4993,605 4976,605 4957,605 4939,605 4920,605 4902,605 4884,605 4866,605 4847,605 4829,605 4811,605 4792,605 4774,605 4756,605 4738,605 4719,605 4701,605 4683,605 4664,605 4646,605 4628,605 4610,605 4591,605 4573,605 4554,605 4535,605 4517,605 4499,605 4481,605 4462,605 4444,605 4426,605 4407,605 4389,605 4371,605 4353,605 4334,605 4316,605 4298,605 4280,605 4261,605 4243,605 4225,605 4206,605 4188,605 4170,605 4151,605 4133,605 4115,605 4096,605 4078,605 4060,605 4042,605 4023,605 4005,605 3987,605 3968,605 3950,605 3932,605 3914,605 3895,605 3877,605 3859,605 3840,605 3822,605 3804,605 3786,605 3767,605 3749,605 3731,605 3712,605 3694,605 3676,605 3658,605 3639,605 3621,605 3603,605 3585,605 3566,605 3548,605 3530,605 3511,605 3493,605 3475,605 3457,605 3438,605 3420,605 3401,605 3383,605 3365,605 3347,605 3328,605 3310,605 3292,605 3273,605 3255,605 3237,605 3219,605 3200,605 3182,605 3164,605 3145,605 3127,605 3109,605 3091,605 3072,605 3054,605 3036,605 3018,605 2999,605 2981,605 2963,605 2944,605 2926,605 2908,605 2890,605 2871,605 2853,605 2835,605 2816,605 2798,605 2780,605 2762,605 2743,605 2725,605 2706,605 2688,605 2670,605 2652,605 2633,605 2615,605 2597,605 2578,605 2560,605 2542,605 2524,605 2505,605 2487,605 2469,605 2450,605 2432,605 2414,605 2396,605 2377,605 2359,605 2341,605 2323,605 2304,605 2286,605 2268,605 2249,605 2231,605 2213,605 2195,605 2176,605 2158,605 2140,605 2121,605 2103,605 2085,605 2067,605 2048,605 2030,605 2012,605 1993,605 1975,605 1957,605 1939,605 1920,605 1902,605 1883,605 1865,605 1847,605 1829,605 1810,605 1792,605 1774,605 1755,605 1737,605 1719,605 1701,605 1682,605 1664,605 1646,605 1628,605 1609,605 1591,605 1573,605 1554,605 1536,605 1518,605 1500,605 1481,605 1463,605 1445,605 1426,605 1408,605 1390,605 1372,605 1353,605 1335,605 1317,605 1298,605 1280,605 1262,605 1244,605 1225,605 1207,605 1188,605 1171,605 1152,605 1134,605 1115,605 1097,605 1079,605 1060,605 1042,605 1024,605 1006,605 987,605 969,605 951,605 933,605 914,605 896,605 878,605 859,605 841,605 823,605 805,605 786,605 768,605 750,605 731,605 713,605 695,605 677,605 658,605 640,605 622,605 603,605 585,605 567,605 549,605 530,605 512,605 494,605 476,605 457,605 439,605 421,605 402,605 384,605 366,605 347,605 329,605 311,605 292,605 274,605 256,605 238,605 219,605 201,605 183,605 164,605 146,605 128,605 110,605 91,605 73,605 55,605 36,605 18,605 0,605">
          <text:p/>
        </draw:polygon>
        <draw:polygon draw:style-name="gr7" draw:text-style-name="P7" draw:layer="layout" svg:width="0.169cm" svg:height="2.738cm" svg:x="3.297cm" svg:y="1.665cm" svg:viewBox="0 0 170 2739" draw:points="0,2739 170,2739 170,0 0,0">
          <text:p/>
        </draw:polygon>
        <draw:polygon draw:style-name="gr8" draw:text-style-name="P8" draw:layer="layout" svg:width="0.169cm" svg:height="0.604cm" svg:x="3.297cm" svg:y="0.678cm" svg:viewBox="0 0 170 605" draw:points="0,605 170,605 170,0 0,0">
          <text:p/>
        </draw:polygon>
        <draw:polygon draw:style-name="gr9" draw:text-style-name="P9" draw:layer="layout" svg:width="0.169cm" svg:height="0.372cm" svg:x="8.935cm" svg:y="4.476cm" svg:viewBox="0 0 170 373" draw:points="0,373 170,373 170,0 0,0">
          <text:p/>
        </draw:polygon>
        <draw:polygon draw:style-name="gr10" draw:text-style-name="P10" draw:layer="layout" svg:width="0.169cm" svg:height="2.428cm" svg:x="8.935cm" svg:y="1.665cm" svg:viewBox="0 0 170 2429" draw:points="0,2429 170,2429 170,0 0,0">
          <text:p/>
        </draw:polygon>
        <draw:polygon draw:style-name="gr11" draw:text-style-name="P11" draw:layer="layout" svg:width="0.169cm" svg:height="0.604cm" svg:x="8.935cm" svg:y="0.678cm" svg:viewBox="0 0 170 605" draw:points="0,605 170,605 170,0 0,0">
          <text:p/>
        </draw:polygon>
        <draw:polygon draw:style-name="gr12" draw:text-style-name="P12" draw:layer="layout" svg:width="0.169cm" svg:height="0.622cm" svg:x="14.572cm" svg:y="4.226cm" svg:viewBox="0 0 170 623" draw:points="0,623 170,623 170,0 0,0">
          <text:p/>
        </draw:polygon>
        <draw:polygon draw:style-name="gr13" draw:text-style-name="P13" draw:layer="layout" svg:width="0.169cm" svg:height="2.178cm" svg:x="14.572cm" svg:y="1.665cm" svg:viewBox="0 0 170 2179" draw:points="0,2179 170,2179 170,0 0,0">
          <text:p/>
        </draw:polygon>
        <draw:polygon draw:style-name="gr14" draw:text-style-name="P14" draw:layer="layout" svg:width="0.169cm" svg:height="0.669cm" svg:x="14.572cm" svg:y="0.613cm" svg:viewBox="0 0 170 670" draw:points="0,670 170,670 170,0 0,0">
          <text:p/>
        </draw:polygon>
        <draw:polygon draw:style-name="gr15" draw:text-style-name="P15" draw:layer="layout" svg:width="0.56cm" svg:height="0.56cm" svg:x="18.264cm" svg:y="-0.51cm" svg:viewBox="0 0 561 561" draw:points="0,561 561,561 561,0 0,0">
          <text:p/>
        </draw:polygon>
        <draw:polygon draw:style-name="gr16" draw:text-style-name="P16" draw:layer="layout" svg:width="0.56cm" svg:height="0.56cm" svg:x="18.264cm" svg:y="-0.51cm" svg:viewBox="0 0 561 561" draw:points="0,561 561,561 561,0 0,0">
          <text:p/>
        </draw:polygon>
        <draw:polygon draw:style-name="gr1" draw:text-style-name="P1" draw:layer="layout" svg:width="0.56cm" svg:height="0.56cm" svg:x="18.264cm" svg:y="0.1cm" svg:viewBox="0 0 561 561" draw:points="0,561 561,561 561,0 0,0">
          <text:p/>
        </draw:polygon>
        <draw:polygon draw:style-name="gr7" draw:text-style-name="P7" draw:layer="layout" svg:width="0.56cm" svg:height="0.56cm" svg:x="18.264cm" svg:y="0.1cm" svg:viewBox="0 0 561 561" draw:points="0,561 561,561 561,0 0,0">
          <text:p/>
        </draw:polygon>
        <draw:polygon draw:style-name="gr2" draw:text-style-name="P2" draw:layer="layout" svg:width="0.56cm" svg:height="0.559cm" svg:x="18.264cm" svg:y="0.71cm" svg:viewBox="0 0 561 560" draw:points="0,560 561,560 561,0 0,0">
          <text:p/>
        </draw:polygon>
        <draw:polygon draw:style-name="gr8" draw:text-style-name="P8" draw:layer="layout" svg:width="0.56cm" svg:height="0.559cm" svg:x="18.264cm" svg:y="0.71cm" svg:viewBox="0 0 561 560" draw:points="0,560 561,560 561,0 0,0">
          <text:p/>
        </draw:polygon>
        <draw:polygon draw:style-name="gr17" draw:text-style-name="P17" draw:layer="layout" svg:width="0.56cm" svg:height="0.56cm" svg:x="18.264cm" svg:y="1.319cm" svg:viewBox="0 0 561 561" draw:points="0,561 561,561 561,0 0,0">
          <text:p/>
        </draw:polygon>
        <draw:polygon draw:style-name="gr18" draw:text-style-name="P18" draw:layer="layout" svg:width="0.56cm" svg:height="0.56cm" svg:x="18.264cm" svg:y="1.319cm" svg:viewBox="0 0 561 561" draw:points="0,561 561,561 561,0 0,0">
          <text:p/>
        </draw:polygon>
        <draw:polygon draw:style-name="gr4" draw:text-style-name="P4" draw:layer="layout" svg:width="0.56cm" svg:height="0.559cm" svg:x="18.264cm" svg:y="1.929cm" svg:viewBox="0 0 561 560" draw:points="0,560 561,560 561,0 0,0">
          <text:p/>
        </draw:polygon>
        <draw:polygon draw:style-name="gr9" draw:text-style-name="P9" draw:layer="layout" svg:width="0.56cm" svg:height="0.559cm" svg:x="18.264cm" svg:y="1.929cm" svg:viewBox="0 0 561 560" draw:points="0,560 561,560 561,0 0,0">
          <text:p/>
        </draw:polygon>
        <draw:polygon draw:style-name="gr3" draw:text-style-name="P3" draw:layer="layout" svg:width="0.56cm" svg:height="0.56cm" svg:x="18.264cm" svg:y="2.538cm" svg:viewBox="0 0 561 561" draw:points="0,561 561,561 561,0 0,0">
          <text:p/>
        </draw:polygon>
        <draw:polygon draw:style-name="gr10" draw:text-style-name="P10" draw:layer="layout" svg:width="0.56cm" svg:height="0.56cm" svg:x="18.264cm" svg:y="2.538cm" svg:viewBox="0 0 561 561" draw:points="0,561 561,561 561,0 0,0">
          <text:p/>
        </draw:polygon>
        <draw:polygon draw:style-name="gr6" draw:text-style-name="P6" draw:layer="layout" svg:width="0.56cm" svg:height="0.56cm" svg:x="18.264cm" svg:y="3.148cm" svg:viewBox="0 0 561 561" draw:points="0,561 561,561 561,0 0,0">
          <text:p/>
        </draw:polygon>
        <draw:polygon draw:style-name="gr11" draw:text-style-name="P11" draw:layer="layout" svg:width="0.56cm" svg:height="0.56cm" svg:x="18.264cm" svg:y="3.148cm" svg:viewBox="0 0 561 561" draw:points="0,561 561,561 561,0 0,0">
          <text:p/>
        </draw:polygon>
        <draw:polygon draw:style-name="gr5" draw:text-style-name="P5" draw:layer="layout" svg:width="0.56cm" svg:height="0.559cm" svg:x="18.264cm" svg:y="3.758cm" svg:viewBox="0 0 561 560" draw:points="0,560 561,560 561,0 0,0">
          <text:p/>
        </draw:polygon>
        <draw:polygon draw:style-name="gr19" draw:text-style-name="P19" draw:layer="layout" svg:width="0.56cm" svg:height="0.559cm" svg:x="18.264cm" svg:y="3.758cm" svg:viewBox="0 0 561 560" draw:points="0,560 561,560 561,0 0,0">
          <text:p/>
        </draw:polygon>
        <draw:polygon draw:style-name="gr12" draw:text-style-name="P12" draw:layer="layout" svg:width="0.56cm" svg:height="0.56cm" svg:x="18.264cm" svg:y="4.367cm" svg:viewBox="0 0 561 561" draw:points="0,561 561,561 561,0 0,0">
          <text:p/>
        </draw:polygon>
        <draw:polygon draw:style-name="gr13" draw:text-style-name="P13" draw:layer="layout" svg:width="0.56cm" svg:height="0.559cm" svg:x="18.264cm" svg:y="4.977cm" svg:viewBox="0 0 561 560" draw:points="0,560 561,560 561,0 0,0">
          <text:p/>
        </draw:polygon>
        <draw:polygon draw:style-name="gr14" draw:text-style-name="P14" draw:layer="layout" svg:width="0.56cm" svg:height="0.56cm" svg:x="18.264cm" svg:y="5.586cm" svg:viewBox="0 0 561 561" draw:points="0,561 561,561 561,0 0,0">
          <text:p/>
        </draw:polygon>
        <draw:frame draw:style-name="gr20" draw:text-style-name="P21" draw:layer="layout" svg:width="2.102cm" svg:height="0.391cm" svg:x="18.24cm" svg:y="-1.053cm">
          <draw:text-box>
            <text:p text:style-name="P20"><text:span text:style-name="T1">factor(node)</text:span></text:p>
          </draw:text-box>
        </draw:frame>
        <draw:frame draw:style-name="gr21" draw:text-style-name="P22" draw:layer="layout" svg:width="0.761cm" svg:height="0.319cm" svg:x="19.043cm" svg:y="-0.347cm">
          <draw:text-box>
            <text:p text:style-name="P20"><text:span text:style-name="T2">hist 0</text:span></text:p>
          </draw:text-box>
        </draw:frame>
        <draw:frame draw:style-name="gr21" draw:text-style-name="P22" draw:layer="layout" svg:width="0.761cm" svg:height="0.319cm" svg:x="19.043cm" svg:y="0.263cm">
          <draw:text-box>
            <text:p text:style-name="P20"><text:span text:style-name="T2">hist 1</text:span></text:p>
          </draw:text-box>
        </draw:frame>
        <draw:frame draw:style-name="gr21" draw:text-style-name="P22" draw:layer="layout" svg:width="0.761cm" svg:height="0.319cm" svg:x="19.043cm" svg:y="0.872cm">
          <draw:text-box>
            <text:p text:style-name="P20"><text:span text:style-name="T2">hist 3</text:span></text:p>
          </draw:text-box>
        </draw:frame>
        <draw:frame draw:style-name="gr21" draw:text-style-name="P22" draw:layer="layout" svg:width="0.761cm" svg:height="0.319cm" svg:x="19.043cm" svg:y="1.482cm">
          <draw:text-box>
            <text:p text:style-name="P20"><text:span text:style-name="T2">hist 4</text:span></text:p>
          </draw:text-box>
        </draw:frame>
        <draw:frame draw:style-name="gr21" draw:text-style-name="P22" draw:layer="layout" svg:width="1.132cm" svg:height="0.319cm" svg:x="19.043cm" svg:y="2.092cm">
          <draw:text-box>
            <text:p text:style-name="P20"><text:span text:style-name="T2">y2050 0</text:span></text:p>
          </draw:text-box>
        </draw:frame>
        <draw:frame draw:style-name="gr21" draw:text-style-name="P22" draw:layer="layout" svg:width="1.132cm" svg:height="0.319cm" svg:x="19.043cm" svg:y="2.701cm">
          <draw:text-box>
            <text:p text:style-name="P20"><text:span text:style-name="T2">y2050 1</text:span></text:p>
          </draw:text-box>
        </draw:frame>
        <draw:frame draw:style-name="gr21" draw:text-style-name="P22" draw:layer="layout" svg:width="1.132cm" svg:height="0.319cm" svg:x="19.043cm" svg:y="3.311cm">
          <draw:text-box>
            <text:p text:style-name="P20"><text:span text:style-name="T2">y2050 2</text:span></text:p>
          </draw:text-box>
        </draw:frame>
        <draw:frame draw:style-name="gr21" draw:text-style-name="P22" draw:layer="layout" svg:width="1.132cm" svg:height="0.319cm" svg:x="19.043cm" svg:y="3.92cm">
          <draw:text-box>
            <text:p text:style-name="P20"><text:span text:style-name="T2">y2050 3</text:span></text:p>
          </draw:text-box>
        </draw:frame>
        <draw:frame draw:style-name="gr21" draw:text-style-name="P22" draw:layer="layout" svg:width="1.132cm" svg:height="0.319cm" svg:x="19.043cm" svg:y="4.53cm">
          <draw:text-box>
            <text:p text:style-name="P20"><text:span text:style-name="T2">y2090 0</text:span></text:p>
          </draw:text-box>
        </draw:frame>
        <draw:frame draw:style-name="gr21" draw:text-style-name="P22" draw:layer="layout" svg:width="1.132cm" svg:height="0.319cm" svg:x="19.043cm" svg:y="5.14cm">
          <draw:text-box>
            <text:p text:style-name="P20"><text:span text:style-name="T2">y2090 1</text:span></text:p>
          </draw:text-box>
        </draw:frame>
        <draw:frame draw:style-name="gr21" draw:text-style-name="P22" draw:layer="layout" svg:width="1.132cm" svg:height="0.319cm" svg:x="19.043cm" svg:y="5.749cm">
          <draw:text-box>
            <text:p text:style-name="P20"><text:span text:style-name="T2">y2090 2</text:span></text:p>
          </draw:text-box>
        </draw:frame>
      </draw:page>
      <draw:page draw:name="page2" draw:style-name="dp1" draw:master-page-name="master-page3">
        <draw:polygon draw:style-name="gr1" draw:text-style-name="P1" draw:layer="layout" svg:width="5.468cm" svg:height="0.818cm" svg:x="3.467cm" svg:y="4.03cm" svg:viewBox="0 0 5469 819" draw:points="0,0 18,0 36,0 54,0 73,0 91,0 109,0 128,0 146,0 164,0 182,0 201,0 219,0 237,0 255,0 274,0 292,0 310,0 329,0 347,0 365,0 383,0 402,0 420,0 438,0 457,0 475,0 493,1 511,1 530,1 548,1 567,1 585,1 603,1 621,1 640,1 658,1 676,1 695,1 713,1 731,1 749,1 768,1 786,1 804,1 823,1 841,2 859,2 877,2 896,2 914,2 932,2 950,2 969,2 987,2 1005,3 1024,3 1042,3 1060,3 1078,4 1097,4 1115,4 1133,4 1152,4 1170,5 1188,5 1206,5 1225,5 1243,6 1261,6 1280,6 1298,6 1316,7 1335,7 1353,8 1371,8 1390,8 1408,9 1426,10 1444,10 1463,11 1481,11 1499,12 1518,12 1536,13 1554,14 1572,14 1591,15 1609,16 1627,17 1645,18 1664,19 1682,19 1700,20 1719,22 1737,23 1755,24 1773,25 1792,26 1810,28 1828,29 1847,31 1865,32 1883,34 1901,36 1920,38 1938,39 1956,42 1975,44 1993,46 2011,48 2029,50 2048,53 2066,55 2085,58 2103,61 2121,63 2139,67 2158,69 2176,73 2194,76 2213,80 2231,83 2249,87 2267,91 2286,95 2304,99 2322,103 2340,107 2359,111 2377,116 2395,121 2414,126 2432,131 2450,135 2468,140 2487,146 2505,151 2523,156 2542,162 2560,168 2578,173 2596,179 2615,184 2633,190 2651,196 2670,202 2688,208 2706,214 2724,220 2743,226 2761,232 2779,238 2797,244 2816,250 2834,255 2853,261 2871,267 2889,273 2907,278 2926,284 2944,289 2962,295 2981,300 2999,305 3017,310 3035,315 3054,320 3072,325 3090,330 3109,334 3127,339 3145,343 3163,347 3182,351 3200,355 3218,359 3237,363 3255,366 3273,370 3291,373 3310,376 3328,379 3346,382 3365,385 3383,388 3401,391 3419,393 3438,395 3456,398 3474,400 3492,402 3511,404 3529,406 3547,408 3566,410 3584,412 3602,413 3621,415 3639,416 3657,418 3676,419 3694,420 3712,422 3730,423 3749,424 3767,425 3785,426 3804,427 3822,428 3840,429 3858,430 3877,431 3895,431 3913,432 3932,433 3950,434 3968,434 3986,435 4005,435 4023,436 4041,436 4059,437 4078,437 4096,438 4114,438 4133,438 4151,439 4169,439 4187,440 4206,440 4224,440 4242,441 4261,441 4279,441 4297,441 4315,442 4334,442 4352,442 4371,442 4389,442 4407,443 4425,443 4444,443 4462,443 4480,443 4499,443 4517,443 4535,443 4553,444 4572,444 4590,444 4608,444 4627,444 4645,444 4663,444 4681,444 4700,444 4718,444 4737,444 4755,444 4774,445 4792,445 4810,445 4829,445 4847,445 4865,445 4883,445 4902,445 4920,445 4938,445 4957,445 4975,445 4993,445 5011,445 5030,445 5048,445 5066,446 5085,446 5103,446 5121,446 5140,446 5158,446 5176,446 5195,446 5213,446 5231,446 5249,446 5268,446 5286,446 5304,446 5323,446 5341,446 5359,446 5377,446 5396,446 5414,446 5432,446 5450,446 5469,446 5469,819 5450,819 5432,819 5414,819 5396,819 5377,819 5359,819 5341,819 5323,819 5304,819 5286,819 5268,819 5249,819 5231,819 5213,819 5195,819 5176,819 5158,819 5140,819 5121,819 5103,819 5085,819 5066,819 5048,819 5030,819 5011,819 4993,819 4975,819 4957,819 4938,819 4920,819 4902,819 4883,819 4865,819 4847,819 4829,819 4810,819 4792,818 4774,818 4755,818 4737,818 4718,818 4700,818 4681,818 4663,818 4645,818 4627,818 4608,818 4590,818 4572,818 4553,817 4535,817 4517,817 4499,817 4480,817 4462,817 4444,817 4425,817 4407,816 4389,816 4371,816 4352,816 4334,816 4315,815 4297,815 4279,815 4261,814 4242,814 4224,814 4206,814 4187,813 4169,813 4151,813 4133,812 4114,812 4096,811 4078,811 4059,811 4041,810 4023,810 4005,809 3986,808 3968,808 3950,807 3932,807 3913,806 3895,805 3877,804 3858,804 3840,803 3822,802 3804,801 3785,800 3767,799 3749,798 3730,797 3712,795 3694,794 3676,793 3657,792 3639,790 3621,789 3602,787 3584,786 3566,784 3547,782 3529,780 3511,778 3492,776 3474,774 3456,771 3438,769 3419,767 3401,764 3383,762 3365,759 3346,756 3328,753 3310,750 3291,747 3273,743 3255,740 3237,736 3218,733 3200,729 3182,725 3163,721 3145,717 3127,713 3109,708 3090,703 3072,699 3054,694 3035,689 3017,684 2999,679 2981,674 2962,668 2944,663 2926,658 2907,652 2889,647 2871,641 2853,635 2834,629 2816,623 2797,617 2779,612 2761,606 2743,600 2724,594 2706,588 2688,582 2670,576 2651,570 2633,564 2615,558 2596,552 2578,547 2560,541 2542,535 2523,530 2505,525 2487,520 2468,514 2450,509 2432,504 2414,499 2395,495 2377,490 2359,485 2340,481 2322,477 2304,472 2286,467 2267,464 2249,460 2231,456 2213,452 2194,449 2176,446 2158,442 2139,439 2121,436 2103,434 2085,431 2066,428 2048,425 2029,423 2011,421 1993,418 1975,416 1956,414 1938,412 1920,410 1901,409 1883,407 1865,405 1847,404 1828,402 1810,401 1792,399 1773,398 1755,397 1737,395 1719,394 1700,393 1682,392 1664,391 1645,391 1627,389 1609,389 1591,388 1572,387 1554,386 1536,386 1518,385 1499,385 1481,384 1463,383 1444,383 1426,382 1408,382 1390,381 1371,381 1353,380 1335,380 1316,380 1298,379 1280,379 1261,379 1243,378 1225,378 1206,378 1188,377 1170,377 1152,377 1133,377 1115,376 1097,376 1078,376 1060,376 1042,376 1024,376 1005,375 987,375 969,375 950,375 932,375 914,375 896,375 877,375 859,375 841,374 823,374 804,374 786,374 768,374 749,374 731,374 713,374 695,374 676,374 658,374 640,374 621,374 603,374 585,374 567,374 548,373 530,373 511,373 493,373 475,373 457,373 438,373 420,373 402,373 383,373 365,373 347,373 329,373 310,373 292,373 274,373 255,373 237,373 219,373 201,373 182,373 164,373 146,373 128,373 109,373 91,373 73,373 54,373 36,373 18,373 0,373">
          <text:p/>
        </draw:polygon>
        <draw:polygon draw:style-name="gr1" draw:text-style-name="P1" draw:layer="layout" svg:width="5.468cm" svg:height="2.365cm" svg:x="3.467cm" svg:y="1.665cm" svg:viewBox="0 0 5469 2366"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2366 5450,2366 5432,2366 5414,2366 5396,2366 5377,2366 5359,2366 5341,2366 5323,2366 5304,2366 5286,2366 5268,2366 5249,2366 5231,2366 5213,2366 5195,2366 5176,2366 5158,2366 5140,2366 5121,2366 5103,2366 5085,2366 5066,2366 5048,2366 5030,2366 5011,2366 4993,2366 4975,2366 4957,2366 4938,2366 4920,2366 4902,2366 4883,2366 4865,2366 4847,2366 4829,2366 4810,2366 4792,2366 4774,2366 4755,2366 4737,2366 4718,2366 4700,2366 4681,2366 4663,2366 4645,2366 4627,2366 4608,2366 4590,2366 4572,2366 4553,2366 4535,2366 4517,2366 4499,2366 4480,2366 4462,2366 4444,2366 4425,2366 4407,2366 4389,2366 4371,2366 4352,2366 4334,2366 4315,2366 4297,2366 4279,2366 4261,2366 4242,2366 4224,2366 4206,2366 4187,2366 4169,2366 4151,2366 4133,2366 4114,2366 4096,2366 4078,2366 4059,2366 4041,2366 4023,2366 4005,2366 3986,2366 3968,2366 3950,2366 3932,2366 3913,2366 3895,2366 3877,2366 3858,2366 3840,2366 3822,2366 3804,2366 3785,2366 3767,2366 3749,2366 3730,2366 3712,2366 3694,2366 3676,2366 3657,2366 3639,2366 3621,2366 3602,2366 3584,2366 3566,2366 3547,2366 3529,2366 3511,2366 3492,2366 3474,2366 3456,2366 3438,2366 3419,2366 3401,2366 3383,2366 3365,2366 3346,2366 3328,2366 3310,2366 3291,2366 3273,2366 3255,2366 3237,2366 3218,2366 3200,2366 3182,2366 3163,2366 3145,2366 3127,2366 3109,2366 3090,2366 3072,2366 3054,2366 3035,2366 3017,2366 2999,2366 2981,2366 2962,2366 2944,2366 2926,2366 2907,2366 2889,2366 2871,2366 2853,2366 2834,2366 2816,2366 2797,2366 2779,2366 2761,2366 2743,2366 2724,2366 2706,2366 2688,2366 2670,2366 2651,2366 2633,2366 2615,2366 2596,2366 2578,2366 2560,2366 2542,2366 2523,2366 2505,2366 2487,2366 2468,2366 2450,2366 2432,2366 2414,2366 2395,2366 2377,2366 2359,2366 2340,2366 2322,2366 2304,2366 2286,2366 2267,2366 2249,2366 2231,2366 2213,2366 2194,2366 2176,2366 2158,2366 2139,2366 2121,2366 2103,2366 2085,2366 2066,2366 2048,2366 2029,2366 2011,2366 1993,2366 1975,2366 1956,2366 1938,2366 1920,2366 1901,2366 1883,2366 1865,2366 1847,2366 1828,2366 1810,2366 1792,2366 1773,2366 1755,2366 1737,2366 1719,2366 1700,2366 1682,2366 1664,2366 1645,2366 1627,2366 1609,2366 1591,2366 1572,2366 1554,2366 1536,2366 1518,2366 1499,2366 1481,2366 1463,2366 1444,2366 1426,2366 1408,2366 1390,2366 1371,2366 1353,2366 1335,2366 1316,2366 1298,2366 1280,2366 1261,2366 1243,2366 1225,2366 1206,2366 1188,2366 1170,2366 1152,2366 1133,2366 1115,2366 1097,2366 1078,2366 1060,2366 1042,2366 1024,2366 1005,2366 987,2366 969,2366 950,2366 932,2366 914,2366 896,2366 877,2366 859,2366 841,2366 823,2366 804,2366 786,2366 768,2366 749,2366 731,2366 713,2366 695,2366 676,2366 658,2366 640,2366 621,2366 603,2366 585,2366 567,2366 548,2366 530,2366 511,2366 493,2366 475,2366 457,2366 438,2366 420,2366 402,2366 383,2366 365,2366 347,2366 329,2366 310,2366 292,2366 274,2366 255,2366 237,2366 219,2366 201,2366 182,2366 164,2366 146,2366 128,2366 109,2366 91,2366 73,2366 54,2366 36,2366 18,2366 0,2366">
          <text:p/>
        </draw:polygon>
        <draw:polygon draw:style-name="gr3" draw:text-style-name="P3" draw:layer="layout" svg:width="5.468cm" svg:height="0.638cm" svg:x="9.104cm" svg:y="3.841cm" svg:viewBox="0 0 5469 639" draw:points="0,0 18,0 36,0 55,0 73,0 91,0 110,0 128,0 146,0 164,0 183,0 201,0 219,0 238,0 256,0 274,0 292,0 311,0 329,0 347,0 366,0 384,0 402,0 421,0 439,0 457,0 476,0 494,0 512,0 530,0 549,0 567,0 585,0 603,0 622,0 640,1 658,1 677,1 695,1 713,1 731,1 750,1 768,1 786,1 805,1 823,1 841,1 859,1 878,1 896,1 914,2 933,2 951,2 969,2 987,2 1006,2 1024,2 1042,2 1060,2 1079,3 1097,3 1115,3 1134,3 1152,3 1171,3 1188,4 1207,4 1225,4 1244,4 1262,5 1280,5 1298,5 1317,6 1335,6 1353,6 1372,7 1390,7 1408,7 1426,8 1445,8 1463,9 1481,9 1500,10 1518,10 1536,11 1554,12 1573,12 1591,13 1609,13 1628,14 1646,15 1664,16 1682,16 1701,18 1719,19 1737,19 1755,20 1774,21 1792,23 1810,24 1829,25 1847,26 1865,28 1883,29 1902,31 1920,32 1939,34 1957,36 1975,37 1993,39 2012,41 2030,43 2048,45 2067,48 2085,50 2103,52 2121,55 2140,57 2158,60 2176,63 2195,66 2213,68 2231,72 2249,75 2268,78 2286,81 2304,85 2323,88 2341,92 2359,96 2377,100 2396,104 2414,108 2432,112 2450,117 2469,121 2487,125 2505,130 2524,135 2542,140 2560,145 2578,149 2597,154 2615,159 2633,164 2652,169 2670,174 2688,179 2706,185 2725,190 2743,195 2762,200 2780,205 2798,210 2816,215 2835,220 2853,225 2871,231 2890,236 2908,240 2926,245 2944,250 2963,255 2981,259 2999,263 3018,268 3036,272 3054,276 3072,281 3091,285 3109,288 3127,292 3145,296 3164,301 3182,304 3200,307 3219,311 3237,314 3255,317 3273,320 3292,323 3310,326 3328,328 3347,331 3365,334 3383,336 3401,338 3420,340 3438,342 3457,345 3475,346 3493,348 3511,350 3530,352 3548,353 3566,355 3585,356 3603,358 3621,359 3639,360 3658,362 3676,363 3694,364 3712,365 3731,366 3749,367 3767,368 3786,369 3804,370 3822,371 3840,371 3859,372 3877,373 3895,373 3914,374 3932,375 3950,375 3968,376 3987,376 4005,377 4023,377 4042,378 4060,378 4078,379 4096,379 4115,379 4133,380 4151,380 4170,380 4188,380 4206,381 4225,381 4243,382 4261,382 4280,382 4298,382 4316,382 4334,383 4353,383 4371,383 4389,383 4407,383 4426,383 4444,383 4462,384 4481,384 4499,384 4517,384 4535,384 4554,384 4573,384 4591,384 4610,384 4628,384 4646,385 4664,385 4683,385 4701,385 4719,385 4738,385 4756,385 4774,385 4792,385 4811,385 4829,385 4847,385 4866,385 4884,385 4902,385 4920,385 4939,385 4957,385 4976,385 4993,385 5012,385 5030,385 5049,385 5067,385 5085,385 5103,386 5122,386 5140,386 5158,386 5177,386 5195,386 5213,386 5231,386 5250,386 5268,386 5286,386 5305,386 5323,386 5341,386 5359,386 5378,386 5396,386 5414,386 5433,386 5451,386 5469,386 5469,639 5451,639 5433,638 5414,638 5396,638 5378,638 5359,638 5341,638 5323,638 5305,638 5286,638 5268,638 5250,638 5231,638 5213,638 5195,638 5177,638 5158,638 5140,638 5122,638 5103,638 5085,638 5067,638 5049,638 5030,638 5012,638 4993,638 4976,638 4957,638 4939,638 4920,638 4902,638 4884,638 4866,638 4847,638 4829,638 4811,638 4792,638 4774,638 4756,638 4738,638 4719,638 4701,637 4683,637 4664,637 4646,637 4628,637 4610,637 4591,637 4573,637 4554,637 4535,637 4517,637 4499,637 4481,636 4462,636 4444,636 4426,636 4407,636 4389,636 4371,636 4353,635 4334,635 4316,635 4298,635 4280,634 4261,634 4243,634 4225,634 4206,633 4188,633 4170,633 4151,633 4133,632 4115,632 4096,632 4078,631 4060,631 4042,631 4023,630 4005,630 3987,629 3968,628 3950,628 3932,627 3914,627 3895,626 3877,626 3859,625 3840,624 3822,623 3804,622 3786,622 3767,621 3749,620 3731,619 3712,618 3694,617 3676,616 3658,614 3639,613 3621,612 3603,610 3585,609 3566,608 3548,606 3530,605 3511,603 3493,601 3475,599 3457,597 3438,595 3420,593 3401,591 3383,589 3365,586 3347,584 3328,581 3310,578 3292,576 3273,573 3255,570 3237,567 3219,564 3200,560 3182,557 3164,553 3145,550 3127,546 3109,542 3091,538 3072,534 3054,530 3036,526 3018,522 2999,517 2981,513 2963,508 2944,504 2926,499 2908,494 2890,489 2871,484 2853,479 2835,474 2816,469 2798,464 2780,459 2762,454 2743,449 2725,443 2706,438 2688,433 2670,428 2652,423 2633,418 2615,413 2597,408 2578,403 2560,398 2542,393 2524,389 2505,384 2487,379 2469,375 2450,370 2432,366 2414,362 2396,358 2377,354 2359,350 2341,346 2323,342 2304,339 2286,335 2268,332 2249,329 2231,325 2213,322 2195,319 2176,316 2158,313 2140,311 2121,308 2103,306 2085,304 2067,301 2048,298 2030,296 2012,294 1993,292 1975,290 1957,288 1939,287 1920,285 1902,284 1883,282 1865,280 1847,279 1829,278 1810,276 1792,275 1774,274 1755,273 1737,272 1719,271 1701,270 1682,269 1664,268 1646,268 1628,267 1609,266 1591,266 1573,265 1554,264 1536,263 1518,263 1500,262 1481,262 1463,261 1445,261 1426,261 1408,260 1390,260 1372,259 1353,259 1335,258 1317,258 1298,258 1280,258 1262,257 1244,257 1225,257 1207,257 1188,256 1171,256 1152,256 1134,256 1115,256 1097,256 1079,255 1060,255 1042,255 1024,255 1006,255 987,255 969,255 951,254 933,254 914,254 896,254 878,254 859,254 841,254 823,254 805,254 786,254 768,254 750,254 731,254 713,253 695,253 677,253 658,253 640,253 622,253 603,253 585,253 567,253 549,253 530,253 512,253 494,253 476,253 457,253 439,253 421,253 402,253 384,253 366,253 347,253 329,253 311,252 292,252 274,252 256,252 238,252 219,252 201,252 183,252 164,252 146,252 128,252 110,252 91,252 73,252 55,252 36,252 18,252 0,252">
          <text:p/>
        </draw:polygon>
        <draw:polygon draw:style-name="gr4" draw:text-style-name="P4" draw:layer="layout" svg:width="5.468cm" svg:height="0.369cm" svg:x="9.104cm" svg:y="4.479cm" svg:viewBox="0 0 5469 370"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370 5451,370 5433,370 5414,370 5396,370 5378,370 5359,370 5341,370 5323,370 5305,370 5286,370 5268,370 5250,370 5231,370 5213,370 5195,370 5177,370 5158,370 5140,370 5122,370 5103,370 5085,370 5067,370 5049,370 5030,370 5012,370 4993,370 4976,370 4957,370 4939,370 4920,370 4902,370 4884,370 4866,370 4847,370 4829,370 4811,370 4792,370 4774,370 4756,370 4738,370 4719,370 4701,370 4683,370 4664,370 4646,370 4628,370 4610,370 4591,370 4573,370 4554,370 4535,370 4517,370 4499,370 4481,370 4462,370 4444,370 4426,370 4407,370 4389,370 4371,370 4353,370 4334,370 4316,370 4298,370 4280,370 4261,370 4243,370 4225,370 4206,370 4188,370 4170,370 4151,370 4133,370 4115,370 4096,370 4078,370 4060,370 4042,370 4023,370 4005,370 3987,370 3968,370 3950,370 3932,370 3914,370 3895,370 3877,370 3859,370 3840,370 3822,370 3804,370 3786,370 3767,370 3749,370 3731,370 3712,370 3694,370 3676,370 3658,370 3639,370 3621,370 3603,370 3585,370 3566,370 3548,370 3530,370 3511,370 3493,370 3475,370 3457,370 3438,370 3420,370 3401,370 3383,370 3365,370 3347,370 3328,370 3310,370 3292,370 3273,370 3255,370 3237,370 3219,370 3200,370 3182,370 3164,370 3145,370 3127,370 3109,370 3091,370 3072,370 3054,370 3036,370 3018,370 2999,370 2981,370 2963,370 2944,370 2926,370 2908,370 2890,370 2871,370 2853,370 2835,370 2816,370 2798,370 2780,370 2762,370 2743,370 2725,370 2706,370 2688,370 2670,370 2652,370 2633,370 2615,370 2597,370 2578,370 2560,370 2542,370 2524,370 2505,370 2487,370 2469,370 2450,370 2432,370 2414,370 2396,370 2377,370 2359,370 2341,370 2323,370 2304,370 2286,370 2268,370 2249,370 2231,370 2213,370 2195,370 2176,370 2158,370 2140,370 2121,370 2103,370 2085,370 2067,370 2048,370 2030,370 2012,370 1993,370 1975,370 1957,370 1939,370 1920,370 1902,370 1883,370 1865,370 1847,370 1829,370 1810,370 1792,370 1774,370 1755,370 1737,370 1719,370 1701,370 1682,370 1664,370 1646,370 1628,370 1609,370 1591,370 1573,370 1554,370 1536,370 1518,370 1500,370 1481,370 1463,370 1445,370 1426,370 1408,370 1390,370 1372,370 1353,370 1335,370 1317,370 1298,370 1280,370 1262,370 1244,370 1225,370 1207,370 1188,370 1171,370 1152,370 1134,370 1115,370 1097,370 1079,370 1060,370 1042,370 1024,370 1006,370 987,370 969,370 951,370 933,370 914,370 896,370 878,370 859,370 841,370 823,370 805,370 786,370 768,370 750,370 731,370 713,370 695,370 677,370 658,370 640,370 622,370 603,370 585,370 567,370 549,370 530,370 512,370 494,370 476,370 457,370 439,370 421,370 402,370 384,370 366,370 347,370 329,370 311,370 292,370 274,370 256,370 238,370 219,370 201,370 183,370 164,370 146,370 128,370 110,370 91,370 73,370 55,370 36,370 18,370 0,370">
          <text:p/>
        </draw:polygon>
        <draw:polygon draw:style-name="gr3" draw:text-style-name="P3" draw:layer="layout" svg:width="5.468cm" svg:height="2.176cm" svg:x="9.104cm" svg:y="1.665cm" svg:viewBox="0 0 5469 2177"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2177 5451,2177 5433,2177 5414,2177 5396,2177 5378,2177 5359,2177 5341,2177 5323,2177 5305,2177 5286,2177 5268,2177 5250,2177 5231,2177 5213,2177 5195,2177 5177,2177 5158,2177 5140,2177 5122,2177 5103,2177 5085,2177 5067,2177 5049,2177 5030,2177 5012,2177 4993,2177 4976,2177 4957,2177 4939,2177 4920,2177 4902,2177 4884,2177 4866,2177 4847,2177 4829,2177 4811,2177 4792,2177 4774,2177 4756,2177 4738,2177 4719,2177 4701,2177 4683,2177 4664,2177 4646,2177 4628,2177 4610,2177 4591,2177 4573,2177 4554,2177 4535,2177 4517,2177 4499,2177 4481,2177 4462,2177 4444,2177 4426,2177 4407,2177 4389,2177 4371,2177 4353,2177 4334,2177 4316,2177 4298,2177 4280,2177 4261,2177 4243,2177 4225,2177 4206,2177 4188,2177 4170,2177 4151,2177 4133,2177 4115,2177 4096,2177 4078,2177 4060,2177 4042,2177 4023,2177 4005,2177 3987,2177 3968,2177 3950,2177 3932,2177 3914,2177 3895,2177 3877,2177 3859,2177 3840,2177 3822,2177 3804,2177 3786,2177 3767,2177 3749,2177 3731,2177 3712,2177 3694,2177 3676,2177 3658,2177 3639,2177 3621,2177 3603,2177 3585,2177 3566,2177 3548,2177 3530,2177 3511,2177 3493,2177 3475,2177 3457,2177 3438,2177 3420,2177 3401,2177 3383,2177 3365,2177 3347,2177 3328,2177 3310,2177 3292,2177 3273,2177 3255,2177 3237,2177 3219,2177 3200,2177 3182,2177 3164,2177 3145,2177 3127,2177 3109,2177 3091,2177 3072,2177 3054,2177 3036,2177 3018,2177 2999,2177 2981,2177 2963,2177 2944,2177 2926,2177 2908,2177 2890,2177 2871,2177 2853,2177 2835,2177 2816,2177 2798,2177 2780,2177 2762,2177 2743,2177 2725,2177 2706,2177 2688,2177 2670,2177 2652,2177 2633,2177 2615,2177 2597,2177 2578,2177 2560,2177 2542,2177 2524,2177 2505,2177 2487,2177 2469,2177 2450,2177 2432,2177 2414,2177 2396,2177 2377,2177 2359,2177 2341,2177 2323,2177 2304,2177 2286,2177 2268,2177 2249,2177 2231,2177 2213,2177 2195,2177 2176,2177 2158,2177 2140,2177 2121,2177 2103,2177 2085,2177 2067,2177 2048,2177 2030,2177 2012,2177 1993,2177 1975,2177 1957,2177 1939,2177 1920,2177 1902,2177 1883,2177 1865,2177 1847,2177 1829,2177 1810,2177 1792,2177 1774,2177 1755,2177 1737,2177 1719,2177 1701,2177 1682,2177 1664,2177 1646,2177 1628,2177 1609,2177 1591,2177 1573,2177 1554,2177 1536,2177 1518,2177 1500,2177 1481,2177 1463,2177 1445,2177 1426,2177 1408,2177 1390,2177 1372,2177 1353,2177 1335,2177 1317,2177 1298,2177 1280,2177 1262,2177 1244,2177 1225,2177 1207,2177 1188,2177 1171,2177 1152,2177 1134,2177 1115,2177 1097,2177 1079,2177 1060,2177 1042,2177 1024,2177 1006,2177 987,2177 969,2177 951,2177 933,2177 914,2177 896,2177 878,2177 859,2177 841,2177 823,2177 805,2177 786,2177 768,2177 750,2177 731,2177 713,2177 695,2177 677,2177 658,2177 640,2177 622,2177 603,2177 585,2177 567,2177 549,2177 530,2177 512,2177 494,2177 476,2177 457,2177 439,2177 421,2177 402,2177 384,2177 366,2177 347,2177 329,2177 311,2177 292,2177 274,2177 256,2177 238,2177 219,2177 201,2177 183,2177 164,2177 146,2177 128,2177 110,2177 91,2177 73,2177 55,2177 36,2177 18,2177 0,2177">
          <text:p/>
        </draw:polygon>
        <draw:polygon draw:style-name="gr4" draw:text-style-name="P4" draw:layer="layout" svg:width="5.468cm" svg:height="0.637cm" svg:x="9.104cm" svg:y="3.841cm" svg:viewBox="0 0 5469 638" draw:points="0,636 18,636 36,636 55,636 73,636 91,636 110,636 128,636 146,636 164,636 183,636 201,636 219,636 238,636 256,636 274,636 292,635 311,635 329,635 347,635 366,635 384,635 402,635 421,635 439,635 457,635 476,635 494,635 512,635 530,635 549,635 567,635 585,635 603,634 622,634 640,634 658,634 677,634 695,634 713,634 731,634 750,634 768,634 786,634 805,634 823,633 841,633 859,633 878,633 896,633 914,633 933,633 951,632 969,632 987,632 1006,632 1024,632 1042,631 1060,631 1079,631 1097,631 1115,630 1134,630 1152,630 1171,630 1188,629 1207,628 1225,628 1244,628 1262,627 1280,627 1298,626 1317,626 1335,625 1353,625 1372,624 1390,624 1408,623 1426,622 1445,621 1463,621 1481,620 1500,619 1518,618 1536,617 1554,616 1573,615 1591,614 1609,613 1628,612 1646,610 1664,609 1682,608 1701,606 1719,605 1737,603 1755,602 1774,600 1792,598 1810,596 1829,594 1847,592 1865,589 1883,587 1902,585 1920,582 1939,579 1957,577 1975,574 1993,571 2012,567 2030,564 2048,561 2067,557 2085,553 2103,549 2121,545 2140,541 2158,536 2176,532 2195,527 2213,522 2231,517 2249,512 2268,506 2286,501 2304,495 2323,489 2341,483 2359,477 2377,470 2396,464 2414,457 2432,450 2450,443 2469,436 2487,428 2505,421 2524,413 2542,405 2560,397 2578,389 2597,381 2615,373 2633,365 2652,356 2670,348 2688,340 2706,331 2725,323 2743,314 2762,305 2780,296 2798,287 2816,279 2835,271 2853,263 2871,254 2890,246 2908,238 2926,230 2944,222 2963,215 2981,207 2999,200 3018,193 3036,185 3054,178 3072,172 3091,165 3109,159 3127,152 3145,146 3164,140 3182,135 3200,129 3219,123 3237,118 3255,113 3273,108 3292,104 3310,99 3328,94 3347,90 3365,86 3383,82 3401,79 3420,75 3438,72 3457,68 3475,65 3493,62 3511,59 3530,56 3548,54 3566,51 3585,48 3603,46 3621,44 3639,42 3658,39 3676,38 3694,36 3712,34 3731,32 3749,31 3767,29 3786,28 3804,26 3822,25 3840,24 3859,22 3877,21 3895,20 3914,19 3932,18 3950,17 3968,16 3987,15 4005,15 4023,14 4042,13 4060,13 4078,12 4096,11 4115,10 4133,10 4151,9 4170,9 4188,8 4206,8 4225,8 4243,7 4261,7 4280,7 4298,6 4316,6 4334,6 4353,5 4371,5 4389,4 4407,4 4426,4 4444,4 4462,4 4481,3 4499,3 4517,3 4535,3 4554,3 4573,3 4591,2 4610,2 4628,2 4646,2 4664,2 4683,2 4701,2 4719,2 4738,1 4756,1 4774,1 4792,1 4811,1 4829,1 4847,1 4866,1 4884,1 4902,1 4920,1 4939,1 4957,1 4976,1 4993,1 5012,1 5030,0 5049,0 5067,0 5085,0 5103,0 5122,0 5140,0 5158,0 5177,0 5195,0 5213,0 5231,0 5250,0 5268,0 5286,0 5305,0 5323,0 5341,0 5359,0 5378,0 5396,0 5414,0 5433,0 5451,0 5469,0 5469,3 5451,3 5433,3 5414,3 5396,3 5378,3 5359,3 5341,3 5323,3 5305,3 5286,3 5268,3 5250,3 5231,3 5213,3 5195,3 5177,3 5158,3 5140,3 5122,3 5103,3 5085,3 5067,3 5049,3 5030,3 5012,3 4993,3 4976,3 4957,3 4939,3 4920,3 4902,3 4884,4 4866,4 4847,4 4829,4 4811,4 4792,4 4774,4 4756,4 4738,4 4719,4 4701,4 4683,4 4664,5 4646,5 4628,5 4610,5 4591,5 4573,6 4554,6 4535,6 4517,6 4499,6 4481,6 4462,7 4444,7 4426,7 4407,7 4389,7 4371,8 4353,8 4334,8 4316,9 4298,9 4280,9 4261,10 4243,10 4225,10 4206,11 4188,11 4170,12 4151,12 4133,13 4115,13 4096,14 4078,15 4060,15 4042,16 4023,17 4005,18 3987,18 3968,19 3950,20 3932,21 3914,22 3895,23 3877,24 3859,25 3840,26 3822,28 3804,29 3786,31 3767,32 3749,33 3731,35 3712,37 3694,39 3676,40 3658,42 3639,44 3621,46 3603,49 3585,51 3566,54 3548,56 3530,59 3511,62 3493,65 3475,68 3457,71 3438,74 3420,78 3401,81 3383,85 3365,89 3347,93 3328,97 3310,102 3292,106 3273,111 3255,116 3237,121 3219,126 3200,132 3182,137 3164,143 3145,149 3127,155 3109,161 3091,168 3072,175 3054,181 3036,188 3018,195 2999,203 2981,210 2963,218 2944,225 2926,233 2908,241 2890,249 2871,257 2853,266 2835,274 2816,282 2798,291 2780,299 2762,308 2743,317 2725,325 2706,334 2688,342 2670,351 2652,359 2633,367 2615,376 2597,384 2578,392 2560,400 2542,408 2524,416 2505,424 2487,431 2469,438 2450,446 2432,453 2414,460 2396,467 2377,473 2359,480 2341,486 2323,492 2304,498 2286,504 2268,509 2249,515 2231,520 2213,525 2195,530 2176,535 2158,539 2140,544 2121,548 2103,552 2085,556 2067,560 2048,564 2030,567 2012,570 1993,573 1975,577 1957,579 1939,582 1920,585 1902,588 1883,590 1865,592 1847,595 1829,597 1810,599 1792,601 1774,603 1755,605 1737,606 1719,608 1701,609 1682,611 1664,612 1646,613 1628,615 1609,616 1591,617 1573,618 1554,619 1536,620 1518,621 1500,622 1481,623 1463,624 1445,624 1426,625 1408,626 1390,626 1372,627 1353,628 1335,628 1317,629 1298,629 1280,630 1262,630 1244,631 1225,631 1207,631 1188,632 1171,632 1152,632 1134,633 1115,633 1097,633 1079,634 1060,634 1042,634 1024,634 1006,635 987,635 969,635 951,635 933,636 914,636 896,636 878,636 859,636 841,636 823,636 805,637 786,637 768,637 750,637 731,637 713,637 695,637 677,637 658,637 640,637 622,637 603,637 585,638 567,638 549,638 530,638 512,638 494,638 476,638 457,638 439,638 421,638 402,638 384,638 366,638 347,638 329,638 311,638 292,638 274,638 256,638 238,638 219,638 201,638 183,638 164,638 146,638 128,638 110,638 91,638 73,638 55,638 36,638 18,638 0,638">
          <text:p/>
        </draw:polygon>
        <draw:polygon draw:style-name="gr5" draw:text-style-name="P5" draw:layer="layout" svg:width="5.468cm" svg:height="0.447cm" draw:transform="rotate (-3.14159265358979) translate (14.573cm 1.079cm)" svg:viewBox="0 0 5469 448" draw:points="5469,0 5451,0 5433,0 5414,0 5396,0 5378,0 5359,0 5341,0 5323,0 5305,0 5286,0 5268,0 5250,0 5231,0 5213,0 5195,0 5177,0 5158,0 5140,0 5122,0 5103,0 5085,0 5067,0 5048,0 5030,0 5012,0 4993,0 4975,0 4957,0 4939,0 4920,0 4902,0 4884,0 4866,0 4847,0 4829,0 4811,0 4792,0 4774,0 4756,0 4738,1 4719,1 4701,1 4683,1 4664,1 4646,1 4628,1 4610,1 4591,1 4573,1 4555,1 4536,1 4518,1 4500,2 4482,2 4463,2 4445,2 4427,2 4409,2 4390,2 4372,2 4354,3 4335,3 4317,3 4298,3 4281,3 4262,4 4244,4 4225,4 4207,5 4189,5 4171,5 4152,5 4134,6 4116,6 4097,6 4079,7 4061,7 4043,8 4024,8 4006,8 3988,9 3969,9 3951,10 3933,11 3915,11 3896,12 3878,12 3860,13 3841,14 3823,15 3805,15 3787,16 3768,17 3750,18 3732,19 3714,20 3695,21 3677,22 3659,24 3640,25 3622,26 3604,27 3586,29 3567,30 3549,32 3530,33 3512,35 3494,37 3476,39 3457,40 3439,43 3421,45 3402,47 3384,49 3366,51 3348,54 3329,57 3311,59 3293,62 3274,65 3256,68 3238,71 3220,74 3201,77 3183,81 3165,84 3146,88 3128,91 3110,95 3092,99 3073,103 3055,107 3037,111 3019,116 3000,120 2982,124 2964,129 2945,134 2927,138 2909,143 2891,148 2872,153 2854,158 2836,163 2817,168 2799,173 2781,178 2763,183 2744,188 2726,193 2707,198 2689,203 2671,208 2653,214 2634,219 2616,224 2598,229 2579,233 2561,238 2543,243 2525,248 2506,253 2488,257 2470,261 2451,266 2433,270 2415,274 2397,278 2378,282 2360,286 2342,290 2324,294 2305,297 2287,301 2269,304 2250,307 2232,310 2214,314 2196,316 2177,320 2159,322 2141,325 2122,327 2104,330 2086,332 2068,334 2049,336 2031,339 2012,341 1994,342 1976,345 1958,346 1939,348 1921,350 1903,351 1884,353 1866,354 1848,356 1830,357 1811,358 1793,359 1775,360 1757,361 1738,362 1720,363 1702,364 1683,365 1665,366 1647,367 1629,368 1610,368 1592,369 1574,370 1555,370 1537,371 1519,371 1501,372 1482,372 1464,373 1446,374 1427,374 1409,374 1391,375 1373,375 1354,375 1336,376 1318,376 1299,376 1281,377 1263,377 1244,377 1226,377 1208,378 1189,378 1171,378 1153,378 1135,378 1116,378 1098,379 1080,379 1062,379 1043,379 1025,380 1007,380 988,380 970,380 952,380 934,380 915,380 896,380 878,380 859,380 841,381 823,381 805,381 786,381 768,381 750,381 731,381 713,381 695,381 677,381 658,381 640,381 622,381 603,381 585,381 567,381 549,381 530,381 512,381 493,381 476,381 457,381 439,382 420,382 402,382 384,382 366,382 347,382 329,382 311,382 292,382 274,382 256,382 238,382 219,382 201,382 183,382 164,382 146,382 128,382 110,382 91,382 73,382 55,382 36,382 18,382 0,382 0,448 18,448 36,448 55,448 73,448 91,448 110,448 128,448 146,448 164,448 183,448 201,448 219,448 238,448 256,448 274,448 292,448 311,448 329,448 347,448 366,448 384,447 402,447 420,447 439,447 457,447 476,447 493,447 512,447 530,447 549,447 567,447 585,447 603,447 622,447 640,447 658,447 677,447 695,447 713,447 731,446 750,446 768,446 786,446 805,446 823,446 841,446 859,446 878,446 896,446 915,446 934,446 952,446 970,445 988,445 1007,445 1025,445 1043,445 1062,445 1080,445 1098,445 1116,444 1135,444 1153,444 1171,444 1189,444 1208,443 1226,443 1244,443 1263,443 1281,442 1299,442 1318,442 1336,442 1354,441 1373,441 1391,440 1409,440 1427,438 1446,438 1464,438 1482,437 1501,437 1519,436 1537,436 1555,435 1574,434 1592,434 1610,433 1629,432 1647,431 1665,431 1683,430 1702,429 1720,428 1738,427 1757,426 1775,425 1793,424 1811,423 1830,421 1848,420 1866,419 1884,417 1903,416 1921,414 1939,413 1958,411 1976,409 1994,407 2012,406 2031,403 2049,401 2068,399 2086,397 2104,395 2122,392 2141,390 2159,387 2177,384 2196,381 2214,378 2232,375 2250,372 2269,369 2287,365 2305,362 2324,358 2342,355 2360,351 2378,347 2397,343 2415,339 2433,335 2451,330 2470,326 2488,322 2506,317 2525,312 2543,308 2561,303 2579,298 2598,293 2616,288 2634,284 2653,278 2671,273 2689,268 2707,263 2726,258 2744,253 2763,248 2781,243 2799,238 2817,232 2836,227 2854,223 2872,218 2891,213 2909,208 2927,203 2945,199 2964,194 2982,189 3000,185 3019,181 3037,176 3055,172 3073,168 3092,164 3110,160 3128,156 3146,152 3165,149 3183,145 3201,142 3220,139 3238,136 3256,133 3274,130 3293,127 3311,124 3329,121 3348,119 3366,116 3384,114 3402,112 3421,110 3439,108 3457,105 3476,104 3494,102 3512,100 3530,98 3549,97 3567,95 3586,93 3604,92 3622,91 3640,90 3659,88 3677,87 3695,86 3714,85 3732,84 3750,83 3768,82 3787,81 3805,80 3823,79 3841,79 3860,78 3878,77 3896,76 3915,76 3933,75 3951,75 3969,74 3988,74 4006,73 4024,73 4043,72 4061,72 4079,72 4097,71 4116,71 4134,70 4152,70 4171,70 4189,69 4207,69 4225,69 4244,69 4262,69 4281,68 4298,68 4317,68 4335,68 4354,68 4372,67 4390,67 4409,67 4427,67 4445,67 4463,67 4482,67 4500,66 4518,66 4536,66 4555,66 4573,66 4591,66 4610,66 4628,66 4646,66 4664,66 4683,66 4701,66 4719,65 4738,65 4756,65 4774,65 4792,65 4811,65 4829,65 4847,65 4866,65 4884,65 4902,65 4920,65 4939,65 4957,65 4975,65 4993,65 5012,65 5030,65 5048,64 5067,64 5085,64 5103,64 5122,64 5140,64 5158,64 5177,64 5195,64 5213,64 5231,64 5250,64 5268,64 5286,64 5305,64 5323,64 5341,64 5359,64 5378,64 5396,64 5414,64 5433,64 5451,64 5469,64">
          <text:p/>
        </draw:polygon>
        <draw:polygon draw:style-name="gr6" draw:text-style-name="P6" draw:layer="layout" svg:width="5.468cm" svg:height="0.604cm" svg:x="9.104cm" svg:y="0.678cm" svg:viewBox="0 0 5469 605"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605 5451,605 5433,605 5414,605 5396,605 5378,605 5359,605 5341,605 5323,605 5305,605 5286,605 5268,605 5250,605 5231,605 5213,605 5195,605 5177,605 5158,605 5140,605 5122,605 5103,605 5085,605 5067,605 5049,605 5030,605 5012,605 4993,605 4976,605 4957,605 4939,605 4920,605 4902,605 4884,605 4866,605 4847,605 4829,605 4811,605 4792,605 4774,605 4756,605 4738,605 4719,605 4701,605 4683,605 4664,605 4646,605 4628,605 4610,605 4591,605 4573,605 4554,605 4535,605 4517,605 4499,605 4481,605 4462,605 4444,605 4426,605 4407,605 4389,605 4371,605 4353,605 4334,605 4316,605 4298,605 4280,605 4261,605 4243,605 4225,605 4206,605 4188,605 4170,605 4151,605 4133,605 4115,605 4096,605 4078,605 4060,605 4042,605 4023,605 4005,605 3987,605 3968,605 3950,605 3932,605 3914,605 3895,605 3877,605 3859,605 3840,605 3822,605 3804,605 3786,605 3767,605 3749,605 3731,605 3712,605 3694,605 3676,605 3658,605 3639,605 3621,605 3603,605 3585,605 3566,605 3548,605 3530,605 3511,605 3493,605 3475,605 3457,605 3438,605 3420,605 3401,605 3383,605 3365,605 3347,605 3328,605 3310,605 3292,605 3273,605 3255,605 3237,605 3219,605 3200,605 3182,605 3164,605 3145,605 3127,605 3109,605 3091,605 3072,605 3054,605 3036,605 3018,605 2999,605 2981,605 2963,605 2944,605 2926,605 2908,605 2890,605 2871,605 2853,605 2835,605 2816,605 2798,605 2780,605 2762,605 2743,605 2725,605 2706,605 2688,605 2670,605 2652,605 2633,605 2615,605 2597,605 2578,605 2560,605 2542,605 2524,605 2505,605 2487,605 2469,605 2450,605 2432,605 2414,605 2396,605 2377,605 2359,605 2341,605 2323,605 2304,605 2286,605 2268,605 2249,605 2231,605 2213,605 2195,605 2176,605 2158,605 2140,605 2121,605 2103,605 2085,605 2067,605 2048,605 2030,605 2012,605 1993,605 1975,605 1957,605 1939,605 1920,605 1902,605 1883,605 1865,605 1847,605 1829,605 1810,605 1792,605 1774,605 1755,605 1737,605 1719,605 1701,605 1682,605 1664,605 1646,605 1628,605 1609,605 1591,605 1573,605 1554,605 1536,605 1518,605 1500,605 1481,605 1463,605 1445,605 1426,605 1408,605 1390,605 1372,605 1353,605 1335,605 1317,605 1298,605 1280,605 1262,605 1244,605 1225,605 1207,605 1188,605 1171,605 1152,605 1134,605 1115,605 1097,605 1079,605 1060,605 1042,605 1024,605 1006,605 987,605 969,605 951,605 933,605 914,605 896,605 878,605 859,605 841,605 823,605 805,605 786,605 768,605 750,605 731,605 713,605 695,605 677,605 658,605 640,605 622,605 603,605 585,605 567,605 549,605 530,605 512,605 494,605 476,605 457,605 439,605 421,605 402,605 384,605 366,605 347,605 329,605 311,605 292,605 274,605 256,605 238,605 219,605 201,605 183,605 164,605 146,605 128,605 110,605 91,605 73,605 55,605 36,605 18,605 0,605">
          <text:p/>
        </draw:polygon>
        <draw:polygon draw:style-name="gr7" draw:text-style-name="P7" draw:layer="layout" svg:width="0.169cm" svg:height="2.738cm" svg:x="3.297cm" svg:y="1.665cm" svg:viewBox="0 0 170 2739" draw:points="0,2739 170,2739 170,0 0,0">
          <text:p/>
        </draw:polygon>
        <draw:polygon draw:style-name="gr9" draw:text-style-name="P9" draw:layer="layout" svg:width="0.169cm" svg:height="0.372cm" svg:x="8.935cm" svg:y="4.476cm" svg:viewBox="0 0 170 373" draw:points="0,373 170,373 170,0 0,0">
          <text:p/>
        </draw:polygon>
        <draw:polygon draw:style-name="gr10" draw:text-style-name="P10" draw:layer="layout" svg:width="0.169cm" svg:height="2.428cm" svg:x="8.935cm" svg:y="1.665cm" svg:viewBox="0 0 170 2429" draw:points="0,2429 170,2429 170,0 0,0">
          <text:p/>
        </draw:polygon>
        <draw:polygon draw:style-name="gr11" draw:text-style-name="P11" draw:layer="layout" svg:width="0.169cm" svg:height="0.604cm" svg:x="8.935cm" svg:y="0.678cm" svg:viewBox="0 0 170 605" draw:points="0,605 170,605 170,0 0,0">
          <text:p/>
        </draw:polygon>
        <draw:polygon draw:style-name="gr12" draw:text-style-name="P12" draw:layer="layout" svg:width="0.169cm" svg:height="0.622cm" svg:x="14.572cm" svg:y="4.226cm" svg:viewBox="0 0 170 623" draw:points="0,623 170,623 170,0 0,0">
          <text:p/>
        </draw:polygon>
        <draw:polygon draw:style-name="gr13" draw:text-style-name="P13" draw:layer="layout" svg:width="0.169cm" svg:height="2.178cm" svg:x="14.572cm" svg:y="1.665cm" svg:viewBox="0 0 170 2179" draw:points="0,2179 170,2179 170,0 0,0">
          <text:p/>
        </draw:polygon>
        <draw:polygon draw:style-name="gr14" draw:text-style-name="P14" draw:layer="layout" svg:width="0.169cm" svg:height="0.669cm" svg:x="14.572cm" svg:y="0.613cm" svg:viewBox="0 0 170 670" draw:points="0,670 170,670 170,0 0,0">
          <text:p/>
        </draw:polygon>
        <draw:polygon draw:style-name="gr15" draw:text-style-name="P15" draw:layer="layout" svg:width="0.56cm" svg:height="0.56cm" svg:x="18.264cm" svg:y="-0.51cm" svg:viewBox="0 0 561 561" draw:points="0,561 561,561 561,0 0,0">
          <text:p/>
        </draw:polygon>
        <draw:polygon draw:style-name="gr16" draw:text-style-name="P16" draw:layer="layout" svg:width="0.56cm" svg:height="0.56cm" svg:x="18.264cm" svg:y="-0.51cm" svg:viewBox="0 0 561 561" draw:points="0,561 561,561 561,0 0,0">
          <text:p/>
        </draw:polygon>
        <draw:polygon draw:style-name="gr1" draw:text-style-name="P1" draw:layer="layout" svg:width="0.56cm" svg:height="0.56cm" svg:x="18.264cm" svg:y="0.1cm" svg:viewBox="0 0 561 561" draw:points="0,561 561,561 561,0 0,0">
          <text:p/>
        </draw:polygon>
        <draw:polygon draw:style-name="gr7" draw:text-style-name="P7" draw:layer="layout" svg:width="0.56cm" svg:height="0.56cm" svg:x="18.264cm" svg:y="0.1cm" svg:viewBox="0 0 561 561" draw:points="0,561 561,561 561,0 0,0">
          <text:p/>
        </draw:polygon>
        <draw:polygon draw:style-name="gr2" draw:text-style-name="P2" draw:layer="layout" svg:width="0.56cm" svg:height="0.559cm" svg:x="18.264cm" svg:y="0.71cm" svg:viewBox="0 0 561 560" draw:points="0,560 561,560 561,0 0,0">
          <text:p/>
        </draw:polygon>
        <draw:polygon draw:style-name="gr8" draw:text-style-name="P8" draw:layer="layout" svg:width="0.56cm" svg:height="0.559cm" svg:x="18.264cm" svg:y="0.71cm" svg:viewBox="0 0 561 560" draw:points="0,560 561,560 561,0 0,0">
          <text:p/>
        </draw:polygon>
        <draw:polygon draw:style-name="gr17" draw:text-style-name="P17" draw:layer="layout" svg:width="0.56cm" svg:height="0.56cm" svg:x="18.264cm" svg:y="1.319cm" svg:viewBox="0 0 561 561" draw:points="0,561 561,561 561,0 0,0">
          <text:p/>
        </draw:polygon>
        <draw:polygon draw:style-name="gr18" draw:text-style-name="P18" draw:layer="layout" svg:width="0.56cm" svg:height="0.56cm" svg:x="18.264cm" svg:y="1.319cm" svg:viewBox="0 0 561 561" draw:points="0,561 561,561 561,0 0,0">
          <text:p/>
        </draw:polygon>
        <draw:polygon draw:style-name="gr4" draw:text-style-name="P4" draw:layer="layout" svg:width="0.56cm" svg:height="0.559cm" svg:x="18.264cm" svg:y="1.929cm" svg:viewBox="0 0 561 560" draw:points="0,560 561,560 561,0 0,0">
          <text:p/>
        </draw:polygon>
        <draw:polygon draw:style-name="gr9" draw:text-style-name="P9" draw:layer="layout" svg:width="0.56cm" svg:height="0.559cm" svg:x="18.264cm" svg:y="1.929cm" svg:viewBox="0 0 561 560" draw:points="0,560 561,560 561,0 0,0">
          <text:p/>
        </draw:polygon>
        <draw:polygon draw:style-name="gr3" draw:text-style-name="P3" draw:layer="layout" svg:width="0.56cm" svg:height="0.56cm" svg:x="18.264cm" svg:y="2.538cm" svg:viewBox="0 0 561 561" draw:points="0,561 561,561 561,0 0,0">
          <text:p/>
        </draw:polygon>
        <draw:polygon draw:style-name="gr10" draw:text-style-name="P10" draw:layer="layout" svg:width="0.56cm" svg:height="0.56cm" svg:x="18.264cm" svg:y="2.538cm" svg:viewBox="0 0 561 561" draw:points="0,561 561,561 561,0 0,0">
          <text:p/>
        </draw:polygon>
        <draw:polygon draw:style-name="gr6" draw:text-style-name="P6" draw:layer="layout" svg:width="0.56cm" svg:height="0.56cm" svg:x="18.264cm" svg:y="3.148cm" svg:viewBox="0 0 561 561" draw:points="0,561 561,561 561,0 0,0">
          <text:p/>
        </draw:polygon>
        <draw:polygon draw:style-name="gr11" draw:text-style-name="P11" draw:layer="layout" svg:width="0.56cm" svg:height="0.56cm" svg:x="18.264cm" svg:y="3.148cm" svg:viewBox="0 0 561 561" draw:points="0,561 561,561 561,0 0,0">
          <text:p/>
        </draw:polygon>
        <draw:polygon draw:style-name="gr5" draw:text-style-name="P5" draw:layer="layout" svg:width="0.56cm" svg:height="0.559cm" svg:x="18.264cm" svg:y="3.758cm" svg:viewBox="0 0 561 560" draw:points="0,560 561,560 561,0 0,0">
          <text:p/>
        </draw:polygon>
        <draw:polygon draw:style-name="gr19" draw:text-style-name="P19" draw:layer="layout" svg:width="0.56cm" svg:height="0.559cm" svg:x="18.264cm" svg:y="3.758cm" svg:viewBox="0 0 561 560" draw:points="0,560 561,560 561,0 0,0">
          <text:p/>
        </draw:polygon>
        <draw:polygon draw:style-name="gr12" draw:text-style-name="P12" draw:layer="layout" svg:width="0.56cm" svg:height="0.56cm" svg:x="18.264cm" svg:y="4.367cm" svg:viewBox="0 0 561 561" draw:points="0,561 561,561 561,0 0,0">
          <text:p/>
        </draw:polygon>
        <draw:polygon draw:style-name="gr13" draw:text-style-name="P13" draw:layer="layout" svg:width="0.56cm" svg:height="0.559cm" svg:x="18.264cm" svg:y="4.977cm" svg:viewBox="0 0 561 560" draw:points="0,560 561,560 561,0 0,0">
          <text:p/>
        </draw:polygon>
        <draw:polygon draw:style-name="gr14" draw:text-style-name="P14" draw:layer="layout" svg:width="0.56cm" svg:height="0.56cm" svg:x="18.264cm" svg:y="5.586cm" svg:viewBox="0 0 561 561" draw:points="0,561 561,561 561,0 0,0">
          <text:p/>
        </draw:polygon>
        <draw:frame draw:style-name="gr20" draw:text-style-name="P21" draw:layer="layout" svg:width="2.102cm" svg:height="0.391cm" svg:x="18.24cm" svg:y="-1.053cm">
          <draw:text-box>
            <text:p text:style-name="P20"><text:span text:style-name="T1">factor(node)</text:span></text:p>
          </draw:text-box>
        </draw:frame>
        <draw:frame draw:style-name="gr21" draw:text-style-name="P22" draw:layer="layout" svg:width="0.761cm" svg:height="0.319cm" svg:x="19.043cm" svg:y="-0.347cm">
          <draw:text-box>
            <text:p text:style-name="P20"><text:span text:style-name="T2">hist 0</text:span></text:p>
          </draw:text-box>
        </draw:frame>
        <draw:frame draw:style-name="gr21" draw:text-style-name="P22" draw:layer="layout" svg:width="0.761cm" svg:height="0.319cm" svg:x="19.043cm" svg:y="0.263cm">
          <draw:text-box>
            <text:p text:style-name="P20"><text:span text:style-name="T2">hist 1</text:span></text:p>
          </draw:text-box>
        </draw:frame>
        <draw:frame draw:style-name="gr21" draw:text-style-name="P22" draw:layer="layout" svg:width="0.761cm" svg:height="0.319cm" svg:x="19.043cm" svg:y="0.872cm">
          <draw:text-box>
            <text:p text:style-name="P20"><text:span text:style-name="T2">hist 3</text:span></text:p>
          </draw:text-box>
        </draw:frame>
        <draw:frame draw:style-name="gr21" draw:text-style-name="P22" draw:layer="layout" svg:width="0.761cm" svg:height="0.319cm" svg:x="19.043cm" svg:y="1.482cm">
          <draw:text-box>
            <text:p text:style-name="P20"><text:span text:style-name="T2">hist 4</text:span></text:p>
          </draw:text-box>
        </draw:frame>
        <draw:frame draw:style-name="gr21" draw:text-style-name="P22" draw:layer="layout" svg:width="1.132cm" svg:height="0.319cm" svg:x="19.043cm" svg:y="2.092cm">
          <draw:text-box>
            <text:p text:style-name="P20"><text:span text:style-name="T2">y2050 0</text:span></text:p>
          </draw:text-box>
        </draw:frame>
        <draw:frame draw:style-name="gr21" draw:text-style-name="P22" draw:layer="layout" svg:width="1.132cm" svg:height="0.319cm" svg:x="19.043cm" svg:y="2.701cm">
          <draw:text-box>
            <text:p text:style-name="P20"><text:span text:style-name="T2">y2050 1</text:span></text:p>
          </draw:text-box>
        </draw:frame>
        <draw:frame draw:style-name="gr21" draw:text-style-name="P22" draw:layer="layout" svg:width="1.132cm" svg:height="0.319cm" svg:x="19.043cm" svg:y="3.311cm">
          <draw:text-box>
            <text:p text:style-name="P20"><text:span text:style-name="T2">y2050 2</text:span></text:p>
          </draw:text-box>
        </draw:frame>
        <draw:frame draw:style-name="gr21" draw:text-style-name="P22" draw:layer="layout" svg:width="1.132cm" svg:height="0.319cm" svg:x="19.043cm" svg:y="3.92cm">
          <draw:text-box>
            <text:p text:style-name="P20"><text:span text:style-name="T2">y2050 3</text:span></text:p>
          </draw:text-box>
        </draw:frame>
        <draw:frame draw:style-name="gr21" draw:text-style-name="P22" draw:layer="layout" svg:width="1.132cm" svg:height="0.319cm" svg:x="19.043cm" svg:y="4.53cm">
          <draw:text-box>
            <text:p text:style-name="P20"><text:span text:style-name="T2">y2090 0</text:span></text:p>
          </draw:text-box>
        </draw:frame>
        <draw:frame draw:style-name="gr21" draw:text-style-name="P22" draw:layer="layout" svg:width="1.132cm" svg:height="0.319cm" svg:x="19.043cm" svg:y="5.14cm">
          <draw:text-box>
            <text:p text:style-name="P20"><text:span text:style-name="T2">y2090 1</text:span></text:p>
          </draw:text-box>
        </draw:frame>
        <draw:frame draw:style-name="gr21" draw:text-style-name="P22" draw:layer="layout" svg:width="1.132cm" svg:height="0.319cm" svg:x="19.043cm" svg:y="5.749cm">
          <draw:text-box>
            <text:p text:style-name="P20"><text:span text:style-name="T2">y2090 2</text:span></text:p>
          </draw:text-box>
        </draw:frame>
        <draw:polygon draw:style-name="gr22" draw:text-style-name="P23" draw:layer="layout" svg:width="4.688cm" svg:height="0.604cm" svg:x="4.247cm" svg:y="0.678cm" svg:viewBox="0 0 4689 605" draw:points="518,605 508,604 499,602 489,599 479,597 470,594 460,593 450,591 441,588 431,584 422,583 412,580 402,578 393,575 383,570 373,567 364,564 353,560 344,557 335,552 325,548 316,544 306,539 296,535 286,531 277,525 268,520 258,515 248,510 238,503 229,498 219,491 210,486 200,479 191,472 181,465 171,458 162,451 151,443 143,435 132,427 123,420 113,411 104,404 94,396 84,387 75,379 64,370 56,361 46,353 37,344 27,335 17,327 8,318 0,312 8,306 17,297 27,289 37,280 46,271 56,263 64,254 75,245 84,237 94,228 104,220 113,213 123,204 132,197 143,189 151,181 162,173 171,166 181,159 191,152 200,145 210,138 219,133 229,126 238,121 248,114 258,109 268,104 277,99 286,93 296,89 306,85 316,80 325,76 335,72 344,67 353,64 364,60 373,57 383,54 393,49 402,46 412,44 422,41 431,40 441,36 450,33 460,31 470,30 479,27 489,25 499,22 508,20 518,19 527,17 537,15 547,15 556,12 566,12 575,10 585,9 595,9 604,7 614,4 624,4 633,3 643,1 652,1 662,1 668,0 683,0 701,0 719,0 738,0 756,0 774,0 792,0 811,0 829,0 847,0 865,0 884,0 902,0 920,0 939,0 957,0 975,0 993,0 1012,0 1030,0 1048,0 1067,0 1085,0 1103,0 1121,0 1140,0 1158,0 1176,0 1195,0 1213,0 1231,0 1249,0 1268,0 1286,0 1305,0 1323,0 1341,0 1359,0 1378,0 1396,0 1414,0 1433,0 1451,0 1469,0 1487,0 1506,0 1524,0 1542,0 1560,0 1579,0 1597,0 1615,0 1634,0 1652,0 1670,0 1688,0 1707,0 1725,0 1743,0 1762,0 1780,0 1798,0 1816,0 1835,0 1853,0 1871,0 1890,0 1908,0 1926,0 1944,0 1963,0 1981,0 1999,0 2017,0 2036,0 2054,0 2073,0 2091,0 2109,0 2127,0 2146,0 2164,0 2182,0 2201,0 2219,0 2237,0 2255,0 2274,0 2292,0 2310,0 2329,0 2347,0 2365,0 2383,0 2402,0 2420,0 2438,0 2457,0 2475,0 2493,0 2511,0 2530,0 2548,0 2566,0 2585,0 2603,0 2621,0 2639,0 2658,0 2676,0 2694,0 2712,0 2731,0 2749,0 2767,0 2786,0 2804,0 2822,0 2841,0 2859,0 2877,0 2896,0 2914,0 2932,0 2950,0 2969,0 2987,0 3005,0 3024,0 3042,0 3060,0 3078,0 3097,0 3115,0 3133,0 3152,0 3170,0 3188,0 3206,0 3225,0 3243,0 3261,0 3279,0 3298,0 3316,0 3334,0 3353,0 3371,0 3389,0 3407,0 3426,0 3444,0 3462,0 3481,0 3499,0 3517,0 3535,0 3554,0 3572,0 3591,0 3609,0 3627,0 3645,0 3664,0 3682,0 3700,0 3719,0 3737,0 3755,0 3773,0 3792,0 3810,0 3828,0 3847,0 3865,0 3883,0 3901,0 3920,0 3938,0 3957,0 3975,0 3994,0 4012,0 4030,0 4049,0 4067,0 4085,0 4103,0 4122,0 4140,0 4158,0 4177,0 4195,0 4213,0 4231,0 4250,0 4268,0 4286,0 4305,0 4323,0 4341,0 4360,0 4378,0 4396,0 4415,0 4433,0 4451,0 4469,0 4488,0 4506,0 4524,0 4543,0 4561,0 4579,0 4597,0 4616,0 4634,0 4652,0 4670,0 4689,0 4689,605 4670,605 4652,605 4634,605 4616,605 4597,605 4579,605 4561,605 4543,605 4524,605 4506,605 4488,605 4469,605 4451,605 4433,605 4415,605 4396,605 4378,605 4360,605 4341,605 4323,605 4305,605 4286,605 4268,605 4250,605 4231,605 4213,605 4195,605 4177,605 4158,605 4140,605 4122,605 4103,605 4085,605 4067,605 4049,605 4030,605 4012,605 3994,605 3975,605 3957,605 3938,605 3920,605 3901,605 3883,605 3865,605 3847,605 3828,605 3810,605 3792,605 3773,605 3755,605 3737,605 3719,605 3700,605 3682,605 3664,605 3645,605 3627,605 3609,605 3591,605 3572,605 3554,605 3535,605 3517,605 3499,605 3481,605 3462,605 3444,605 3426,605 3407,605 3389,605 3371,605 3353,605 3334,605 3316,605 3298,605 3279,605 3261,605 3243,605 3225,605 3206,605 3188,605 3170,605 3152,605 3133,605 3115,605 3097,605 3078,605 3060,605 3042,605 3024,605 3005,605 2987,605 2969,605 2950,605 2932,605 2914,605 2896,605 2877,605 2859,605 2841,605 2822,605 2804,605 2786,605 2767,605 2749,605 2731,605 2712,605 2694,605 2676,605 2658,605 2639,605 2621,605 2603,605 2585,605 2566,605 2548,605 2530,605 2511,605 2493,605 2475,605 2457,605 2438,605 2420,605 2402,605 2383,605 2365,605 2347,605 2329,605 2310,605 2292,605 2274,605 2255,605 2237,605 2219,605 2201,605 2182,605 2164,605 2146,605 2127,605 2109,605 2091,605 2073,605 2054,605 2036,605 2017,605 1999,605 1981,605 1963,605 1944,605 1926,605 1908,605 1890,605 1871,605 1853,605 1835,605 1816,605 1798,605 1780,605 1762,605 1743,605 1725,605 1707,605 1688,605 1670,605 1652,605 1634,605 1615,605 1597,605 1579,605 1560,605 1542,605 1524,605 1506,605 1487,605 1469,605 1451,605 1433,605 1414,605 1396,605 1378,605 1359,605 1341,605 1323,605 1305,605 1286,605 1268,605 1249,605 1231,605 1213,605 1195,605 1176,605 1158,605 1140,605 1121,605 1103,605 1085,605 1067,605 1048,605 1030,605 1012,605 993,605 975,605 957,605 939,605 920,605 902,605 884,605 865,605 847,605 829,605 811,605 792,605 774,605 756,605 738,605 719,605 701,605 683,605 664,605 646,605 628,605 610,605 591,605 573,605 555,605 536,605">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3.2cm" fo:margin-right="1cm" fo:page-width="20.32cm" fo:page-height="5.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2-24T18:16:37.364281422</dc:date>
    <meta:editing-duration>PT13M20S</meta:editing-duration>
    <meta:editing-cycles>1</meta:editing-cycles>
    <meta:document-statistic meta:object-count="95"/>
    <meta:generator>LibreOffice/24.8.4.2$Linux_X86_64 LibreOffice_project/480$Build-2</meta:generator>
  </office:meta>
</office:document-meta>
</file>